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微軟正黑體1" svg:font-family="微軟正黑體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表格1" style:family="table">
      <style:table-properties style:width="17.198cm" fo:margin-left="-0.212cm" fo:margin-top="0cm" fo:margin-bottom="0cm" table:align="left" fo:background-color="#00a2ff" style:writing-mode="lr-tb">
        <style:background-image/>
      </style:table-properties>
    </style:style>
    <style:style style:name="表格1.A" style:family="table-column">
      <style:table-column-properties style:column-width="4.249cm"/>
    </style:style>
    <style:style style:name="表格1.B" style:family="table-column">
      <style:table-column-properties style:column-width="5.001cm"/>
    </style:style>
    <style:style style:name="表格1.C" style:family="table-column">
      <style:table-column-properties style:column-width="7.948cm"/>
    </style:style>
    <style:style style:name="表格1.1" style:family="table-row">
      <style:table-row-properties style:min-row-height="0.564cm" fo:keep-together="auto"/>
    </style:style>
    <style:style style:name="表格1.A1" style:family="table-cell">
      <style:table-cell-properties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表格1.B1" style:family="table-cell">
      <style:table-cell-properties fo:background-color="#bdc0bf" fo:padding-left="0.206cm" fo:padding-right="0.191cm" fo:padding-top="0cm" fo:padding-bottom="0cm" fo:border-left="0.25pt solid #000001" fo:border-right="0.25pt solid #000001" fo:border-top="0.25pt solid #000001" fo:border-bottom="0.5pt solid #000001">
        <style:background-image/>
      </style:table-cell-properties>
    </style:style>
    <style:style style:name="表格1.2" style:family="table-row">
      <style:table-row-properties style:min-row-height="0.609cm" fo:keep-together="auto"/>
    </style:style>
    <style:style style:name="表格1.A2" style:family="table-cell">
      <style:table-cell-properties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表格1.B2" style:family="table-cell">
      <style:table-cell-properties fo:background-color="#ffffff" fo:padding-left="0.206cm" fo:padding-right="0.191cm" fo:padding-top="0cm" fo:padding-bottom="0cm" fo:border-left="0.25pt solid #000001" fo:border-right="0.25pt solid #000001" fo:border-top="0.5pt solid #000001" fo:border-bottom="0.25pt solid #000001">
        <style:background-image/>
      </style:table-cell-properties>
    </style:style>
    <style:style style:name="表格2" style:family="table">
      <style:table-properties style:width="17.198cm" fo:margin-left="-0.212cm" fo:margin-top="0cm" fo:margin-bottom="0cm" table:align="left" fo:background-color="#00a2ff" style:writing-mode="lr-tb">
        <style:background-image/>
      </style:table-properties>
    </style:style>
    <style:style style:name="表格2.A" style:family="table-column">
      <style:table-column-properties style:column-width="4.249cm"/>
    </style:style>
    <style:style style:name="表格2.B" style:family="table-column">
      <style:table-column-properties style:column-width="1.752cm"/>
    </style:style>
    <style:style style:name="表格2.C" style:family="table-column">
      <style:table-column-properties style:column-width="11.197cm"/>
    </style:style>
    <style:style style:name="表格2.1" style:family="table-row">
      <style:table-row-properties style:min-row-height="0.564cm" fo:keep-together="auto"/>
    </style:style>
    <style:style style:name="表格2.A1" style:family="table-cell">
      <style:table-cell-properties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表格2.B1" style:family="table-cell">
      <style:table-cell-properties fo:background-color="#bdc0bf" fo:padding-left="0.206cm" fo:padding-right="0.191cm" fo:padding-top="0cm" fo:padding-bottom="0cm" fo:border-left="0.25pt solid #000001" fo:border-right="0.25pt solid #000001" fo:border-top="0.25pt solid #000001" fo:border-bottom="0.5pt solid #000001">
        <style:background-image/>
      </style:table-cell-properties>
    </style:style>
    <style:style style:name="表格2.2" style:family="table-row">
      <style:table-row-properties style:min-row-height="0.609cm" fo:keep-together="auto"/>
    </style:style>
    <style:style style:name="表格2.A2" style:family="table-cell">
      <style:table-cell-properties fo:background-color="#ffffff" fo:padding="0.141cm" fo:border-left="0.25pt solid #000001" fo:border-right="0.25pt solid #000001" fo:border-top="0.5pt solid #000001" fo:border-bottom="0.5pt solid #000001">
        <style:background-image/>
      </style:table-cell-properties>
    </style:style>
    <style:style style:name="表格2.B2" style:family="table-cell">
      <style:table-cell-properties fo:background-color="#ffffff" fo:padding-left="0.206cm" fo:padding-right="0.191cm" fo:padding-top="0cm" fo:padding-bottom="0cm" fo:border-left="0.25pt solid #000001" fo:border-right="0.25pt solid #000001" fo:border-top="0.5pt solid #000001" fo:border-bottom="0.5pt solid #000001">
        <style:background-image/>
      </style:table-cell-properties>
    </style:style>
    <style:style style:name="表格2.A4" style:family="table-cell">
      <style:table-cell-properties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表格2.B4" style:family="table-cell">
      <style:table-cell-properties fo:background-color="#ffffff" fo:padding-left="0.206cm" fo:padding-right="0.191cm" fo:padding-top="0cm" fo:padding-bottom="0cm" fo:border-left="0.25pt solid #000001" fo:border-right="0.25pt solid #000001" fo:border-top="0.5pt solid #000001" fo:border-bottom="0.25pt solid #000001">
        <style:background-image/>
      </style:table-cell-properties>
    </style:style>
    <style:style style:name="表格2.A5" style:family="table-cell">
      <style:table-cell-properties fo:background-color="#ffffff" fo:padding="0.141cm" fo:border-left="0.25pt solid #000001" fo:border-right="0.25pt solid #000001" fo:border-top="none" fo:border-bottom="0.25pt solid #000001">
        <style:background-image/>
      </style:table-cell-properties>
    </style:style>
    <style:style style:name="表格2.B5" style:family="table-cell">
      <style:table-cell-properties fo:background-color="#ffffff" fo:padding-left="0.206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表格3" style:family="table">
      <style:table-properties style:width="17.198cm" fo:margin-left="-0.212cm" fo:margin-top="0cm" fo:margin-bottom="0cm" table:align="left" fo:background-color="#00a2ff" style:writing-mode="lr-tb">
        <style:background-image/>
      </style:table-properties>
    </style:style>
    <style:style style:name="表格3.A" style:family="table-column">
      <style:table-column-properties style:column-width="4.249cm"/>
    </style:style>
    <style:style style:name="表格3.B" style:family="table-column">
      <style:table-column-properties style:column-width="12.949cm"/>
    </style:style>
    <style:style style:name="表格3.1" style:family="table-row">
      <style:table-row-properties style:min-row-height="0.564cm" fo:keep-together="auto"/>
    </style:style>
    <style:style style:name="表格3.A1" style:family="table-cell">
      <style:table-cell-properties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表格3.B1" style:family="table-cell">
      <style:table-cell-properties fo:background-color="#bdc0bf" fo:padding-left="0.206cm" fo:padding-right="0.191cm" fo:padding-top="0cm" fo:padding-bottom="0cm" fo:border-left="0.25pt solid #000001" fo:border-right="0.25pt solid #000001" fo:border-top="0.25pt solid #000001" fo:border-bottom="0.5pt solid #000001">
        <style:background-image/>
      </style:table-cell-properties>
    </style:style>
    <style:style style:name="表格3.2" style:family="table-row">
      <style:table-row-properties style:min-row-height="0.609cm" fo:keep-together="auto"/>
    </style:style>
    <style:style style:name="表格3.A2" style:family="table-cell">
      <style:table-cell-properties fo:background-color="#ffffff" fo:padding="0.141cm" fo:border-left="0.25pt solid #000001" fo:border-right="0.25pt solid #000001" fo:border-top="0.5pt solid #000001" fo:border-bottom="0.5pt solid #000001">
        <style:background-image/>
      </style:table-cell-properties>
    </style:style>
    <style:style style:name="表格3.B2" style:family="table-cell">
      <style:table-cell-properties fo:background-color="#ffffff" fo:padding-left="0.206cm" fo:padding-right="0.191cm" fo:padding-top="0cm" fo:padding-bottom="0cm" fo:border-left="0.25pt solid #000001" fo:border-right="0.25pt solid #000001" fo:border-top="0.5pt solid #000001" fo:border-bottom="0.5pt solid #000001">
        <style:background-image/>
      </style:table-cell-properties>
    </style:style>
    <style:style style:name="表格3.A4" style:family="table-cell">
      <style:table-cell-properties fo:background-color="#ffffff" fo:padding="0.141cm" fo:border-left="0.25pt solid #000001" fo:border-right="0.25pt solid #000001" fo:border-top="none" fo:border-bottom="0.5pt solid #000001">
        <style:background-image/>
      </style:table-cell-properties>
    </style:style>
    <style:style style:name="表格3.B4" style:family="table-cell">
      <style:table-cell-properties fo:background-color="#ffffff" fo:padding-left="0.206cm" fo:padding-right="0.191cm" fo:padding-top="0cm" fo:padding-bottom="0cm" fo:border-left="0.25pt solid #000001" fo:border-right="0.25pt solid #000001" fo:border-top="none" fo:border-bottom="0.5pt solid #000001">
        <style:background-image/>
      </style:table-cell-properties>
    </style:style>
    <style:style style:name="表格3.A6" style:family="table-cell">
      <style:table-cell-properties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表格3.B6" style:family="table-cell">
      <style:table-cell-properties fo:background-color="#ffffff" fo:padding-left="0.206cm" fo:padding-right="0.191cm" fo:padding-top="0cm" fo:padding-bottom="0cm" fo:border-left="0.25pt solid #000001" fo:border-right="0.25pt solid #000001" fo:border-top="0.5pt solid #000001" fo:border-bottom="0.25pt solid #000001">
        <style:background-image/>
      </style:table-cell-properties>
    </style:style>
    <style:style style:name="表格4" style:family="table">
      <style:table-properties style:width="17.198cm" fo:margin-left="-0.212cm" fo:margin-top="0cm" fo:margin-bottom="0cm" table:align="left" fo:background-color="#00a2ff" style:writing-mode="lr-tb">
        <style:background-image/>
      </style:table-properties>
    </style:style>
    <style:style style:name="表格4.A" style:family="table-column">
      <style:table-column-properties style:column-width="1.111cm"/>
    </style:style>
    <style:style style:name="表格4.B" style:family="table-column">
      <style:table-column-properties style:column-width="4.18cm"/>
    </style:style>
    <style:style style:name="表格4.C" style:family="table-column">
      <style:table-column-properties style:column-width="3.598cm"/>
    </style:style>
    <style:style style:name="表格4.D" style:family="table-column">
      <style:table-column-properties style:column-width="1.402cm"/>
    </style:style>
    <style:style style:name="表格4.E" style:family="table-column">
      <style:table-column-properties style:column-width="1.005cm"/>
    </style:style>
    <style:style style:name="表格4.G" style:family="table-column">
      <style:table-column-properties style:column-width="0.979cm"/>
    </style:style>
    <style:style style:name="表格4.H" style:family="table-column">
      <style:table-column-properties style:column-width="3.81cm"/>
    </style:style>
    <style:style style:name="表格4.1" style:family="table-row">
      <style:table-row-properties style:min-row-height="1.61cm" fo:keep-together="auto"/>
    </style:style>
    <style:style style:name="表格4.A1" style:family="table-cell">
      <style:table-cell-properties style:vertical-align="middle" fo:background-color="#bdc0bf" fo:padding="0.141cm" fo:border-left="0.25pt solid #000001" fo:border-right="none" fo:border-top="0.25pt solid #000001" fo:border-bottom="0.5pt solid #000001">
        <style:background-image/>
      </style:table-cell-properties>
    </style:style>
    <style:style style:name="表格4.B1" style:family="table-cell">
      <style:table-cell-properties style:vertical-align="middle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表格4.2" style:family="table-row">
      <style:table-row-properties style:min-row-height="0.609cm" fo:keep-together="auto"/>
    </style:style>
    <style:style style:name="表格4.A2" style:family="table-cell">
      <style:table-cell-properties style:vertical-align="middle" fo:background-color="#ffffff" fo:padding="0.141cm" fo:border-left="0.25pt solid #000001" fo:border-right="none" fo:border-top="0.5pt solid #000001" fo:border-bottom="0.25pt solid #000001">
        <style:background-image/>
      </style:table-cell-properties>
    </style:style>
    <style:style style:name="表格4.B2" style:family="table-cell">
      <style:table-cell-properties style:vertical-align="middle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表格4.C2" style:family="table-cell">
      <style:table-cell-properties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表格4.H2" style:family="table-cell">
      <style:table-cell-properties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表格4.3" style:family="table-row">
      <style:table-row-properties style:min-row-height="0.564cm" fo:keep-together="auto"/>
    </style:style>
    <style:style style:name="表格4.A3" style:family="table-cell">
      <style:table-cell-properties style:vertical-align="middle" fo:background-color="#eeeeee" fo:padding="0.141cm" fo:border-left="0.25pt solid #000001" fo:border-right="none" fo:border-top="0.25pt solid #000001" fo:border-bottom="0.25pt solid #000001">
        <style:background-image/>
      </style:table-cell-properties>
    </style:style>
    <style:style style:name="表格4.B3" style:family="table-cell">
      <style:table-cell-properties style:vertical-align="middle" fo:background-color="#eeeeee" fo:padding="0.141cm" fo:border="0.25pt solid #000001">
        <style:background-image/>
      </style:table-cell-properties>
    </style:style>
    <style:style style:name="表格4.C3" style:family="table-cell">
      <style:table-cell-properties fo:background-color="#eeeeee" fo:padding="0.141cm" fo:border="0.25pt solid #000001">
        <style:background-image/>
      </style:table-cell-properties>
    </style:style>
    <style:style style:name="表格4.H3" style:family="table-cell">
      <style:table-cell-properties fo:background-color="#eeeeee" fo:padding="0.141cm" fo:border="0.25pt solid #000001">
        <style:background-image/>
      </style:table-cell-properties>
    </style:style>
    <style:style style:name="表格4.A4" style:family="table-cell">
      <style:table-cell-properties style:vertical-align="middle" fo:background-color="#ffffff" fo:padding="0.141cm" fo:border-left="0.25pt solid #000001" fo:border-right="none" fo:border-top="0.25pt solid #000001" fo:border-bottom="0.25pt solid #000001">
        <style:background-image/>
      </style:table-cell-properties>
    </style:style>
    <style:style style:name="表格4.B4" style:family="table-cell">
      <style:table-cell-properties style:vertical-align="middle" fo:background-color="#ffffff" fo:padding="0.141cm" fo:border="0.25pt solid #000001">
        <style:background-image/>
      </style:table-cell-properties>
    </style:style>
    <style:style style:name="表格4.C4" style:family="table-cell">
      <style:table-cell-properties fo:background-color="#ffffff" fo:padding="0.141cm" fo:border="0.25pt solid #000001">
        <style:background-image/>
      </style:table-cell-properties>
    </style:style>
    <style:style style:name="表格4.H4" style:family="table-cell">
      <style:table-cell-properties fo:background-color="#ffffff" fo:padding="0.141cm" fo:border="0.25pt solid #000001">
        <style:background-image/>
      </style:table-cell-properties>
    </style:style>
    <style:style style:name="表格4.5" style:family="table-row">
      <style:table-row-properties style:min-row-height="0.573cm" fo:keep-together="auto"/>
    </style:style>
    <style:style style:name="表格4.C5" style:family="table-cell">
      <style:table-cell-properties fo:background-color="#eeeeee" fo:padding="0.141cm" fo:border="0.25pt solid #000001">
        <style:background-image/>
      </style:table-cell-properties>
    </style:style>
    <style:style style:name="表格4.H5" style:family="table-cell">
      <style:table-cell-properties fo:background-color="#eeeeee" fo:padding="0.141cm" fo:border="0.25pt solid #000001">
        <style:background-image/>
      </style:table-cell-properties>
    </style:style>
    <style:style style:name="表格4.6" style:family="table-row">
      <style:table-row-properties style:min-row-height="0.871cm" fo:keep-together="auto"/>
    </style:style>
    <style:style style:name="表格4.H6" style:family="table-cell">
      <style:table-cell-properties fo:background-color="#ffffff" fo:padding="0.141cm" fo:border="0.25pt solid #000001">
        <style:background-image/>
      </style:table-cell-properties>
    </style:style>
    <style:style style:name="表格4.H8" style:family="table-cell">
      <style:table-cell-properties fo:background-color="#ffffff" fo:padding="0.141cm" fo:border="0.25pt solid #000001">
        <style:background-image/>
      </style:table-cell-properties>
    </style:style>
    <style:style style:name="表格4.H9" style:family="table-cell">
      <style:table-cell-properties fo:background-color="#eeeeee" fo:padding="0.141cm" fo:border="0.25pt solid #000001">
        <style:background-image/>
      </style:table-cell-properties>
    </style:style>
    <style:style style:name="表格4.H10" style:family="table-cell">
      <style:table-cell-properties fo:background-color="#ffffff" fo:padding="0.141cm" fo:border="0.25pt solid #000001">
        <style:background-image/>
      </style:table-cell-properties>
    </style:style>
    <style:style style:name="表格4.H11" style:family="table-cell">
      <style:table-cell-properties fo:background-color="#eeeeee" fo:padding="0.141cm" fo:border="0.25pt solid #000001">
        <style:background-image/>
      </style:table-cell-properties>
    </style:style>
    <style:style style:name="表格4.12" style:family="table-row">
      <style:table-row-properties style:min-row-height="0.845cm" fo:keep-together="auto"/>
    </style:style>
    <style:style style:name="表格4.H12" style:family="table-cell">
      <style:table-cell-properties fo:background-color="#ffffff" fo:padding="0.141cm" fo:border="0.25pt solid #000001">
        <style:background-image/>
      </style:table-cell-properties>
    </style:style>
    <style:style style:name="表格4.H13" style:family="table-cell">
      <style:table-cell-properties fo:background-color="#eeeeee" fo:padding="0.141cm" fo:border="0.25pt solid #000001">
        <style:background-image/>
      </style:table-cell-properties>
    </style:style>
    <style:style style:name="表格4.H14" style:family="table-cell">
      <style:table-cell-properties fo:background-color="#ffffff" fo:padding="0.141cm" fo:border="0.25pt solid #000001">
        <style:background-image/>
      </style:table-cell-properties>
    </style:style>
    <style:style style:name="表格4.H15" style:family="table-cell">
      <style:table-cell-properties fo:background-color="#eeeeee" fo:padding="0.141cm" fo:border="0.25pt solid #000001">
        <style:background-image/>
      </style:table-cell-properties>
    </style:style>
    <style:style style:name="表格4.H16" style:family="table-cell">
      <style:table-cell-properties fo:background-color="#ffffff" fo:padding="0.141cm" fo:border="0.25pt solid #000001">
        <style:background-image/>
      </style:table-cell-properties>
    </style:style>
    <style:style style:name="表格4.H17" style:family="table-cell">
      <style:table-cell-properties fo:background-color="#eeeeee" fo:padding="0.141cm" fo:border="0.25pt solid #000001">
        <style:background-image/>
      </style:table-cell-properties>
    </style:style>
    <style:style style:name="表格4.H18" style:family="table-cell">
      <style:table-cell-properties fo:background-color="#ffffff" fo:padding="0.141cm" fo:border="0.25pt solid #000001">
        <style:background-image/>
      </style:table-cell-properties>
    </style:style>
    <style:style style:name="表格4.H19" style:family="table-cell">
      <style:table-cell-properties fo:background-color="#eeeeee" fo:padding="0.141cm" fo:border="0.25pt solid #000001">
        <style:background-image/>
      </style:table-cell-properties>
    </style:style>
    <style:style style:name="表格4.H20" style:family="table-cell">
      <style:table-cell-properties fo:background-color="#ffffff" fo:padding="0.141cm" fo:border="0.25pt solid #000001">
        <style:background-image/>
      </style:table-cell-properties>
    </style:style>
    <style:style style:name="表格4.H21" style:family="table-cell">
      <style:table-cell-properties fo:background-color="#eeeeee" fo:padding="0.141cm" fo:border="0.25pt solid #000001">
        <style:background-image/>
      </style:table-cell-properties>
    </style:style>
    <style:style style:name="表格4.H22" style:family="table-cell">
      <style:table-cell-properties fo:background-color="#ffffff" fo:padding="0.141cm" fo:border="0.25pt solid #000001">
        <style:background-image/>
      </style:table-cell-properties>
    </style:style>
    <style:style style:name="表格4.H23" style:family="table-cell">
      <style:table-cell-properties fo:background-color="#eeeeee" fo:padding="0.141cm" fo:border="0.25pt solid #000001">
        <style:background-image/>
      </style:table-cell-properties>
    </style:style>
    <style:style style:name="表格4.H24" style:family="table-cell">
      <style:table-cell-properties fo:background-color="#ffffff" fo:padding="0.141cm" fo:border="0.25pt solid #000001">
        <style:background-image/>
      </style:table-cell-properties>
    </style:style>
    <style:style style:name="表格4.H25" style:family="table-cell">
      <style:table-cell-properties fo:background-color="#eeeeee" fo:padding="0.141cm" fo:border="0.25pt solid #000001">
        <style:background-image/>
      </style:table-cell-properties>
    </style:style>
    <style:style style:name="表格4.H26" style:family="table-cell">
      <style:table-cell-properties fo:background-color="#ffffff" fo:padding="0.141cm" fo:border="0.25pt solid #000001">
        <style:background-image/>
      </style:table-cell-properties>
    </style:style>
    <style:style style:name="表格4.H27" style:family="table-cell">
      <style:table-cell-properties fo:background-color="#eeeeee" fo:padding="0.141cm" fo:border="0.25pt solid #000001">
        <style:background-image/>
      </style:table-cell-properties>
    </style:style>
    <style:style style:name="表格4.H28" style:family="table-cell">
      <style:table-cell-properties fo:background-color="#ffffff" fo:padding="0.141cm" fo:border="0.25pt solid #000001">
        <style:background-image/>
      </style:table-cell-properties>
    </style:style>
    <style:style style:name="表格4.H29" style:family="table-cell">
      <style:table-cell-properties fo:background-color="#eeeeee" fo:padding="0.141cm" fo:border="0.25pt solid #000001">
        <style:background-image/>
      </style:table-cell-properties>
    </style:style>
    <style:style style:name="表格4.30" style:family="table-row">
      <style:table-row-properties style:min-row-height="0.863cm" fo:keep-together="auto"/>
    </style:style>
    <style:style style:name="表格4.H30" style:family="table-cell">
      <style:table-cell-properties fo:background-color="#ffffff" fo:padding="0.141cm" fo:border="0.25pt solid #000001">
        <style:background-image/>
      </style:table-cell-properties>
    </style:style>
    <style:style style:name="表格4.H31" style:family="table-cell">
      <style:table-cell-properties fo:background-color="#eeeeee" fo:padding="0.141cm" fo:border="0.25pt solid #000001">
        <style:background-image/>
      </style:table-cell-properties>
    </style:style>
    <style:style style:name="表格4.H32" style:family="table-cell">
      <style:table-cell-properties fo:background-color="#ffffff" fo:padding="0.141cm" fo:border="0.25pt solid #000001">
        <style:background-image/>
      </style:table-cell-properties>
    </style:style>
    <style:style style:name="表格4.H33" style:family="table-cell">
      <style:table-cell-properties fo:background-color="#eeeeee" fo:padding="0.141cm" fo:border="0.25pt solid #000001">
        <style:background-image/>
      </style:table-cell-properties>
    </style:style>
    <style:style style:name="表格4.H34" style:family="table-cell">
      <style:table-cell-properties fo:background-color="#ffffff" fo:padding="0.141cm" fo:border="0.25pt solid #000001">
        <style:background-image/>
      </style:table-cell-properties>
    </style:style>
    <style:style style:name="表格4.H35" style:family="table-cell">
      <style:table-cell-properties fo:background-color="#eeeeee" fo:padding="0.141cm" fo:border="0.25pt solid #000001">
        <style:background-image/>
      </style:table-cell-properties>
    </style:style>
    <style:style style:name="表格4.H36" style:family="table-cell">
      <style:table-cell-properties fo:background-color="#ffffff" fo:padding="0.141cm" fo:border="0.25pt solid #000001">
        <style:background-image/>
      </style:table-cell-properties>
    </style:style>
    <style:style style:name="表格4.H37" style:family="table-cell">
      <style:table-cell-properties fo:background-color="#eeeeee" fo:padding="0.141cm" fo:border="0.25pt solid #000001">
        <style:background-image/>
      </style:table-cell-properties>
    </style:style>
    <style:style style:name="表格4.H38" style:family="table-cell">
      <style:table-cell-properties fo:background-color="#ffffff" fo:padding="0.141cm" fo:border="0.25pt solid #000001">
        <style:background-image/>
      </style:table-cell-properties>
    </style:style>
    <style:style style:name="表格4.H39" style:family="table-cell">
      <style:table-cell-properties fo:background-color="#eeeeee" fo:padding="0.141cm" fo:border="0.25pt solid #000001">
        <style:background-image/>
      </style:table-cell-properties>
    </style:style>
    <style:style style:name="表格4.H40" style:family="table-cell">
      <style:table-cell-properties fo:background-color="#ffffff" fo:padding="0.141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微軟正黑體" officeooo:rsid="00052e4b" officeooo:paragraph-rsid="00052e4b" style:font-name-asian="微軟正黑體" style:language-asian="zh" style:country-asian="TW"/>
    </style:style>
    <style:style style:name="P3" style:family="paragraph" style:parent-style-name="Standard">
      <style:paragraph-properties fo:line-height="150%"/>
      <style:text-properties style:font-name="微軟正黑體" officeooo:rsid="00052e4b" officeooo:paragraph-rsid="00052e4b" style:font-name-asian="微軟正黑體" style:language-asian="zh" style:country-asian="TW"/>
    </style:style>
    <style:style style:name="P4" style:family="paragraph" style:parent-style-name="Standard">
      <style:text-properties style:font-name="微軟正黑體" officeooo:rsid="00052e4b" officeooo:paragraph-rsid="0005f3cf" style:font-name-asian="微軟正黑體" style:language-asian="zh" style:country-asian="TW"/>
    </style:style>
    <style:style style:name="P5" style:family="paragraph" style:parent-style-name="Standard">
      <style:text-properties style:font-name="微軟正黑體" officeooo:paragraph-rsid="00085663" style:font-name-asian="微軟正黑體" style:language-asian="zh" style:country-asian="TW"/>
    </style:style>
    <style:style style:name="P6" style:family="paragraph" style:parent-style-name="Standard">
      <style:paragraph-properties fo:text-align="center" style:justify-single-word="false"/>
      <style:text-properties style:font-name="微軟正黑體" officeooo:paragraph-rsid="00085663" style:font-name-asian="微軟正黑體" style:language-asian="zh" style:country-asian="TW"/>
    </style:style>
    <style:style style:name="P7" style:family="paragraph" style:parent-style-name="Standard">
      <style:text-properties style:font-name="微軟正黑體" officeooo:rsid="00164705" officeooo:paragraph-rsid="00164705" style:font-name-asian="微軟正黑體" style:language-asian="zh" style:country-asian="TW"/>
    </style:style>
    <style:style style:name="P8" style:family="paragraph" style:parent-style-name="Standard">
      <style:text-properties style:font-name="微軟正黑體" officeooo:paragraph-rsid="0017a969" style:font-name-asian="微軟正黑體" style:language-asian="zh" style:country-asian="TW"/>
    </style:style>
    <style:style style:name="P9" style:family="paragraph" style:parent-style-name="Standard">
      <style:text-properties style:font-name="微軟正黑體" officeooo:rsid="0015c841" officeooo:paragraph-rsid="0019c5de" style:font-name-asian="微軟正黑體" style:language-asian="zh" style:country-asian="TW"/>
    </style:style>
    <style:style style:name="P10" style:family="paragraph" style:parent-style-name="Standard">
      <style:text-properties style:font-name="微軟正黑體" officeooo:paragraph-rsid="0019c5de" style:font-name-asian="微軟正黑體" style:language-asian="zh" style:country-asian="TW"/>
    </style:style>
    <style:style style:name="P11" style:family="paragraph" style:parent-style-name="Standard">
      <style:paragraph-properties fo:text-align="center" style:justify-single-word="false"/>
      <style:text-properties style:font-name="微軟正黑體" officeooo:paragraph-rsid="00085663" style:font-name-asian="微軟正黑體"/>
    </style:style>
    <style:style style:name="P12" style:family="paragraph" style:parent-style-name="Standard">
      <style:text-properties style:font-name="微軟正黑體" officeooo:paragraph-rsid="00085663" style:font-name-asian="微軟正黑體"/>
    </style:style>
    <style:style style:name="P13" style:family="paragraph" style:parent-style-name="Standard">
      <style:text-properties style:font-name="微軟正黑體" officeooo:paragraph-rsid="00085663" style:font-name-asian="微軟正黑體" style:language-asian="zh" style:country-asian="HK"/>
    </style:style>
    <style:style style:name="P14" style:family="paragraph" style:parent-style-name="Standard">
      <style:text-properties style:font-name="微軟正黑體" officeooo:paragraph-rsid="0019c5de" style:font-name-asian="微軟正黑體" style:language-asian="zh" style:country-asian="HK"/>
    </style:style>
    <style:style style:name="P15" style:family="paragraph" style:parent-style-name="Standard">
      <style:text-properties style:font-name="微軟正黑體" officeooo:rsid="0015c841" officeooo:paragraph-rsid="0015c841" style:font-name-asian="微軟正黑體"/>
    </style:style>
    <style:style style:name="P16" style:family="paragraph" style:parent-style-name="Standard">
      <style:text-properties style:font-name="微軟正黑體" officeooo:rsid="0015c841" officeooo:paragraph-rsid="0016a0e9" style:font-name-asian="微軟正黑體"/>
    </style:style>
    <style:style style:name="P17" style:family="paragraph" style:parent-style-name="Standard">
      <style:text-properties style:font-name="微軟正黑體" officeooo:rsid="0015c841" officeooo:paragraph-rsid="0019c5de" style:font-name-asian="微軟正黑體"/>
    </style:style>
    <style:style style:name="P18" style:family="paragraph" style:parent-style-name="Standard">
      <style:text-properties style:font-name="微軟正黑體" officeooo:rsid="0015c841" officeooo:paragraph-rsid="001c5d2e" style:font-name-asian="微軟正黑體"/>
    </style:style>
    <style:style style:name="P19" style:family="paragraph" style:parent-style-name="Standard">
      <style:text-properties style:font-name="微軟正黑體" officeooo:paragraph-rsid="0019c5de" style:font-name-asian="微軟正黑體"/>
    </style:style>
    <style:style style:name="P20" style:family="paragraph" style:parent-style-name="Standard">
      <style:text-properties style:font-name="微軟正黑體" fo:font-size="12pt" officeooo:rsid="0019c5de" officeooo:paragraph-rsid="001c5d2e" style:font-name-asian="微軟正黑體1" style:font-size-asian="12pt" style:language-asian="zh" style:country-asian="TW" style:font-size-complex="12pt"/>
    </style:style>
    <style:style style:name="P21" style:family="paragraph" style:parent-style-name="Standard">
      <style:text-properties style:font-name="微軟正黑體" fo:font-size="11pt" officeooo:paragraph-rsid="00085663" style:font-name-asian="微軟正黑體" style:font-size-asian="11pt" style:font-size-complex="11pt"/>
    </style:style>
    <style:style style:name="P22" style:family="paragraph" style:parent-style-name="Standard">
      <style:text-properties fo:color="#ed220b" style:font-name="微軟正黑體" style:text-underline-style="none" officeooo:paragraph-rsid="00085663" style:font-name-asian="微軟正黑體"/>
    </style:style>
    <style:style style:name="P23" style:family="paragraph" style:parent-style-name="Standard">
      <style:text-properties fo:color="#00000a" style:font-name="微軟正黑體" fo:font-size="11pt" fo:language="en" fo:country="US" officeooo:rsid="00052e4b" officeooo:paragraph-rsid="00085663" style:font-name-asian="微軟正黑體" style:font-size-asian="11pt" style:language-asian="zh" style:country-asian="TW" style:font-size-complex="11pt"/>
    </style:style>
    <style:style style:name="P24" style:family="paragraph" style:parent-style-name="Standard">
      <style:text-properties fo:color="#00000a" style:font-name="微軟正黑體" fo:font-size="11pt" fo:language="en" fo:country="US" officeooo:paragraph-rsid="00085663" style:font-name-asian="微軟正黑體" style:font-size-asian="11pt" style:font-size-complex="11pt"/>
    </style:style>
    <style:style style:name="P25" style:family="paragraph" style:parent-style-name="Standard">
      <style:text-properties officeooo:rsid="00052e4b" officeooo:paragraph-rsid="00052e4b" style:language-asian="zh" style:country-asian="TW"/>
    </style:style>
    <style:style style:name="P26" style:family="paragraph" style:parent-style-name="表格樣式_20_1_20_A">
      <style:paragraph-properties fo:text-align="center" style:justify-single-word="false"/>
      <style:text-properties style:font-name="微軟正黑體" fo:font-size="11pt" fo:language="zh" fo:country="TW" officeooo:paragraph-rsid="00052e4b" style:font-name-asian="微軟正黑體" style:font-size-asian="11pt" style:language-asian="zh" style:country-asian="HK" style:font-size-complex="11pt"/>
    </style:style>
    <style:style style:name="P27" style:family="paragraph" style:parent-style-name="表格樣式_20_1_20_A">
      <style:paragraph-properties fo:text-align="center" style:justify-single-word="false"/>
      <style:text-properties style:font-name="微軟正黑體" fo:font-size="11pt" fo:language="zh" fo:country="TW" officeooo:paragraph-rsid="0005f3cf" style:font-name-asian="微軟正黑體" style:font-size-asian="11pt" style:language-asian="zh" style:country-asian="HK" style:font-size-complex="11pt"/>
    </style:style>
    <style:style style:name="P28" style:family="paragraph" style:parent-style-name="表格樣式_20_1_20_A">
      <style:paragraph-properties fo:text-align="center" style:justify-single-word="false"/>
      <style:text-properties style:font-name="微軟正黑體" fo:font-size="11pt" fo:language="zh" fo:country="TW" officeooo:paragraph-rsid="00085663" style:font-name-asian="微軟正黑體" style:font-size-asian="11pt" style:font-size-complex="11pt"/>
    </style:style>
    <style:style style:name="P29" style:family="paragraph" style:parent-style-name="表格樣式_20_1_20_A">
      <style:paragraph-properties fo:text-align="center" style:justify-single-word="false"/>
      <style:text-properties style:font-name="微軟正黑體" fo:font-size="11pt" fo:language="zh" fo:country="TW" officeooo:paragraph-rsid="00152512" style:font-name-asian="微軟正黑體" style:font-size-asian="11pt" style:font-size-complex="11pt"/>
    </style:style>
    <style:style style:name="P30" style:family="paragraph" style:parent-style-name="表格樣式_20_1_20_A">
      <style:paragraph-properties fo:text-align="center" style:justify-single-word="false"/>
      <style:text-properties style:font-name="微軟正黑體" fo:font-size="11pt" fo:language="zh" fo:country="TW" officeooo:rsid="0017a969" officeooo:paragraph-rsid="0017a969" style:font-name-asian="微軟正黑體" style:font-size-asian="11pt" style:language-asian="zh" style:country-asian="TW" style:font-size-complex="11pt"/>
    </style:style>
    <style:style style:name="P31" style:family="paragraph" style:parent-style-name="表格樣式_20_1_20_A">
      <style:paragraph-properties fo:text-align="center" style:justify-single-word="false"/>
      <style:text-properties style:font-name="微軟正黑體" fo:font-size="11pt" fo:language="zh" fo:country="TW" officeooo:paragraph-rsid="00152512" style:font-name-asian="微軟正黑體" style:font-size-asian="11pt" style:language-asian="zh" style:country-asian="TW" style:font-size-complex="11pt"/>
    </style:style>
    <style:style style:name="P32" style:family="paragraph" style:parent-style-name="表格樣式_20_1_20_A">
      <style:paragraph-properties fo:text-align="center" style:justify-single-word="false"/>
      <style:text-properties style:font-name="微軟正黑體" fo:font-size="11pt" officeooo:paragraph-rsid="00052e4b" style:font-name-asian="微軟正黑體" style:font-size-asian="11pt" style:language-asian="zh" style:country-asian="HK" style:font-size-complex="11pt"/>
    </style:style>
    <style:style style:name="P33" style:family="paragraph" style:parent-style-name="表格樣式_20_1_20_A">
      <style:paragraph-properties fo:text-align="center" style:justify-single-word="false"/>
      <style:text-properties style:font-name="微軟正黑體" fo:font-size="11pt" officeooo:paragraph-rsid="0005f3cf" style:font-name-asian="微軟正黑體" style:font-size-asian="11pt" style:language-asian="zh" style:country-asian="HK" style:font-size-complex="11pt"/>
    </style:style>
    <style:style style:name="P34" style:family="paragraph" style:parent-style-name="Default">
      <style:text-properties style:font-name="微軟正黑體" officeooo:paragraph-rsid="0005f3cf" style:font-name-asian="微軟正黑體"/>
    </style:style>
    <style:style style:name="P35" style:family="paragraph" style:parent-style-name="Default">
      <style:text-properties fo:color="#000000" style:font-name="微軟正黑體" fo:font-size="12pt" officeooo:paragraph-rsid="00159510" style:font-name-asian="微軟正黑體" style:font-size-asian="12pt" style:language-asian="zh" style:country-asian="HK" style:font-size-complex="12pt"/>
    </style:style>
    <style:style style:name="P36" style:family="paragraph" style:parent-style-name="Default">
      <style:text-properties fo:color="#000000" style:font-name="微軟正黑體" fo:font-size="12pt" officeooo:rsid="00184e90" officeooo:paragraph-rsid="00184e90" style:font-name-asian="微軟正黑體" style:font-size-asian="12pt" style:language-asian="zh" style:country-asian="HK" style:font-size-complex="12pt"/>
    </style:style>
    <style:style style:name="P37" style:family="paragraph" style:parent-style-name="Default">
      <style:text-properties fo:color="#000000" style:font-name="微軟正黑體" officeooo:paragraph-rsid="00159510" style:font-name-asian="微軟正黑體"/>
    </style:style>
    <style:style style:name="P38" style:family="paragraph" style:parent-style-name="Default">
      <style:text-properties fo:color="#000000" style:font-name="微軟正黑體" officeooo:paragraph-rsid="0005f3cf" style:font-name-asian="微軟正黑體" style:language-asian="zh" style:country-asian="HK"/>
    </style:style>
    <style:style style:name="P39" style:family="paragraph" style:parent-style-name="Default">
      <style:text-properties fo:color="#000000" style:font-name="微軟正黑體" officeooo:paragraph-rsid="00140b7c" style:font-name-asian="微軟正黑體" style:language-asian="zh" style:country-asian="HK"/>
    </style:style>
    <style:style style:name="P40" style:family="paragraph" style:parent-style-name="Default">
      <style:text-properties fo:color="#000000" style:font-name="微軟正黑體" officeooo:rsid="00139e8c" officeooo:paragraph-rsid="00139e8c" style:font-name-asian="微軟正黑體"/>
    </style:style>
    <style:style style:name="P41" style:family="paragraph" style:parent-style-name="Default">
      <style:text-properties fo:color="#000000" style:font-name="微軟正黑體" officeooo:rsid="001657fc" officeooo:paragraph-rsid="001657fc" style:font-name-asian="微軟正黑體"/>
    </style:style>
    <style:style style:name="P42" style:family="paragraph" style:parent-style-name="表格樣式_20_2_20_A">
      <style:text-properties style:font-name="微軟正黑體" fo:font-size="11pt" officeooo:paragraph-rsid="00052e4b" style:font-name-asian="微軟正黑體" style:font-size-asian="11pt" style:font-size-complex="11pt"/>
    </style:style>
    <style:style style:name="P43" style:family="paragraph" style:parent-style-name="表格樣式_20_2_20_A">
      <style:text-properties style:font-name="微軟正黑體" fo:font-size="11pt" officeooo:paragraph-rsid="00085663" style:font-name-asian="微軟正黑體" style:font-size-asian="11pt" style:font-size-complex="11pt"/>
    </style:style>
    <style:style style:name="P44" style:family="paragraph" style:parent-style-name="表格樣式_20_2_20_A">
      <style:paragraph-properties fo:text-align="center" style:justify-single-word="false"/>
      <style:text-properties style:font-name="微軟正黑體" fo:font-size="11pt" officeooo:paragraph-rsid="00085663" style:font-name-asian="微軟正黑體" style:font-size-asian="11pt" style:font-size-complex="11pt"/>
    </style:style>
    <style:style style:name="P45" style:family="paragraph" style:parent-style-name="表格樣式_20_2_20_A">
      <style:text-properties style:font-name="微軟正黑體" fo:font-size="11pt" officeooo:paragraph-rsid="00052e4b" style:font-name-asian="微軟正黑體" style:font-size-asian="11pt" style:language-asian="zh" style:country-asian="HK" style:font-size-complex="11pt"/>
    </style:style>
    <style:style style:name="P46" style:family="paragraph" style:parent-style-name="表格樣式_20_2_20_A">
      <style:paragraph-properties fo:text-align="center" style:justify-single-word="false"/>
      <style:text-properties style:font-name="微軟正黑體" fo:font-size="11pt" officeooo:paragraph-rsid="00085663" style:font-name-asian="微軟正黑體" style:font-size-asian="11pt" style:language-asian="zh" style:country-asian="TW" style:font-size-complex="11pt"/>
    </style:style>
    <style:style style:name="P47" style:family="paragraph" style:parent-style-name="表格樣式_20_2_20_A">
      <style:text-properties style:font-name="微軟正黑體" officeooo:paragraph-rsid="00052e4b" style:font-name-asian="微軟正黑體"/>
    </style:style>
    <style:style style:name="P48" style:family="paragraph" style:parent-style-name="表格樣式_20_2_20_A">
      <style:text-properties style:font-name="微軟正黑體" officeooo:paragraph-rsid="0005f3cf" style:font-name-asian="微軟正黑體"/>
    </style:style>
    <style:style style:name="P49" style:family="paragraph" style:parent-style-name="表格樣式_20_2_20_A">
      <style:text-properties style:font-name="微軟正黑體" officeooo:paragraph-rsid="00085663" style:font-name-asian="微軟正黑體"/>
    </style:style>
    <style:style style:name="P50" style:family="paragraph" style:parent-style-name="表格樣式_20_2_20_A">
      <style:text-properties style:font-name="微軟正黑體" officeooo:paragraph-rsid="0019c5de" style:font-name-asian="微軟正黑體"/>
    </style:style>
    <style:style style:name="P51" style:family="paragraph" style:parent-style-name="表格樣式_20_2_20_A">
      <style:text-properties style:font-name="微軟正黑體" officeooo:paragraph-rsid="001a83a0" style:font-name-asian="微軟正黑體"/>
    </style:style>
    <style:style style:name="P52" style:family="paragraph" style:parent-style-name="表格樣式_20_2_20_A">
      <style:text-properties style:font-name="微軟正黑體" officeooo:paragraph-rsid="001ac525" style:font-name-asian="微軟正黑體"/>
    </style:style>
    <style:style style:name="P53" style:family="paragraph" style:parent-style-name="表格樣式_20_2_20_A">
      <style:text-properties style:font-name="微軟正黑體" officeooo:paragraph-rsid="001c5d2e" style:font-name-asian="微軟正黑體"/>
    </style:style>
    <style:style style:name="P54" style:family="paragraph" style:parent-style-name="表格樣式_20_2_20_A">
      <style:text-properties style:font-name="微軟正黑體" fo:font-size="12pt" officeooo:paragraph-rsid="0005f3cf" style:font-name-asian="微軟正黑體" style:font-size-asian="12pt" style:font-size-complex="12pt"/>
    </style:style>
    <style:style style:name="P55" style:family="paragraph" style:parent-style-name="表格樣式_20_2_20_A">
      <style:paragraph-properties fo:text-align="center" style:justify-single-word="false"/>
      <style:text-properties style:font-name="微軟正黑體" fo:font-size="12pt" officeooo:paragraph-rsid="0005f3cf" style:font-name-asian="微軟正黑體" style:font-size-asian="12pt" style:font-size-complex="12pt"/>
    </style:style>
    <style:style style:name="P56" style:family="paragraph" style:parent-style-name="表格樣式_20_2_20_A">
      <style:text-properties style:font-name="微軟正黑體" fo:font-size="12pt" officeooo:paragraph-rsid="0005f3cf" style:font-name-asian="微軟正黑體" style:font-size-asian="12pt" style:language-asian="zh" style:country-asian="HK" style:font-size-complex="12pt"/>
    </style:style>
    <style:style style:name="P57" style:family="paragraph" style:parent-style-name="表格樣式_20_2_20_A">
      <style:text-properties fo:color="#000000" style:font-name="微軟正黑體" style:text-underline-style="none" officeooo:paragraph-rsid="0019f84f" style:font-name-asian="微軟正黑體"/>
    </style:style>
    <style:style style:name="P58" style:family="paragraph" style:parent-style-name="表格樣式_20_2_20_A">
      <style:text-properties fo:color="#000000" style:font-name="微軟正黑體" officeooo:paragraph-rsid="0005f3cf" style:font-name-asian="微軟正黑體"/>
    </style:style>
    <style:style style:name="P59" style:family="paragraph" style:parent-style-name="表格樣式_20_2_20_A">
      <style:text-properties fo:color="#000000" style:font-name="微軟正黑體" officeooo:paragraph-rsid="00159510" style:font-name-asian="微軟正黑體"/>
    </style:style>
    <style:style style:name="P60" style:family="paragraph" style:parent-style-name="表格樣式_20_2_20_A">
      <style:text-properties fo:color="#000000" style:font-name="微軟正黑體" officeooo:paragraph-rsid="00159f2f" style:font-name-asian="微軟正黑體"/>
    </style:style>
    <style:style style:name="P61" style:family="paragraph" style:parent-style-name="表格樣式_20_2_20_A">
      <style:text-properties fo:color="#000000" style:font-name="微軟正黑體" officeooo:rsid="00184e90" officeooo:paragraph-rsid="00184e90" style:font-name-asian="微軟正黑體"/>
    </style:style>
    <style:style style:name="P62" style:family="paragraph" style:parent-style-name="表格樣式_20_2_20_A">
      <style:text-properties fo:color="#000000" style:font-name="微軟正黑體" officeooo:paragraph-rsid="00140b7c" style:font-name-asian="微軟正黑體"/>
    </style:style>
    <style:style style:name="P63" style:family="paragraph" style:parent-style-name="表格樣式_20_2_20_A">
      <style:text-properties fo:color="#000000" style:font-name="微軟正黑體" fo:font-size="12pt" officeooo:paragraph-rsid="0005f3cf" style:font-name-asian="微軟正黑體" style:font-size-asian="12pt" style:language-asian="zh" style:country-asian="HK" style:font-size-complex="12pt"/>
    </style:style>
    <style:style style:name="P64" style:family="paragraph" style:parent-style-name="表格樣式_20_2_20_A">
      <style:paragraph-properties fo:text-align="center" style:justify-single-word="false"/>
      <style:text-properties fo:color="#000000" style:font-name="微軟正黑體" fo:font-size="12pt" officeooo:paragraph-rsid="0005f3cf" style:font-name-asian="微軟正黑體" style:font-size-asian="12pt" style:font-size-complex="12pt"/>
    </style:style>
    <style:style style:name="P65" style:family="paragraph" style:parent-style-name="表格樣式_20_2_20_A">
      <style:paragraph-properties fo:text-align="center" style:justify-single-word="false"/>
      <style:text-properties fo:color="#000000" style:font-name="微軟正黑體" fo:font-size="11pt" officeooo:paragraph-rsid="00085663" style:font-name-asian="微軟正黑體" style:font-size-asian="11pt" style:font-size-complex="11pt"/>
    </style:style>
    <style:style style:name="P66" style:family="paragraph" style:parent-style-name="表格樣式_20_2_20_A">
      <style:paragraph-properties fo:text-align="center" style:justify-single-word="false"/>
      <style:text-properties fo:color="#000000" style:font-name="微軟正黑體" fo:font-size="11pt" officeooo:rsid="0018eb8a" officeooo:paragraph-rsid="0018eb8a" style:font-name-asian="微軟正黑體" style:font-size-asian="11pt" style:font-size-complex="11pt"/>
    </style:style>
    <style:style style:name="P67" style:family="paragraph" style:parent-style-name="表格樣式_20_2_20_A">
      <style:paragraph-properties fo:text-align="center" style:justify-single-word="false"/>
      <style:text-properties fo:color="#000000" style:font-name="微軟正黑體" fo:font-size="11pt" officeooo:rsid="00139e8c" officeooo:paragraph-rsid="00085663" style:font-name-asian="微軟正黑體" style:font-size-asian="11pt" style:font-size-complex="11pt"/>
    </style:style>
    <style:style style:name="P68" style:family="paragraph" style:parent-style-name="表格樣式_20_2_20_A">
      <style:paragraph-properties fo:text-align="center" style:justify-single-word="false"/>
      <style:text-properties fo:color="#000000" style:font-name="微軟正黑體" fo:font-size="11pt" officeooo:rsid="001a7785" officeooo:paragraph-rsid="001a7785" style:font-name-asian="微軟正黑體" style:font-size-asian="11pt" style:font-size-complex="11pt"/>
    </style:style>
    <style:style style:name="P69" style:family="paragraph" style:parent-style-name="表格樣式_20_2_20_A">
      <style:paragraph-properties fo:text-align="center" style:justify-single-word="false"/>
      <style:text-properties fo:color="#000000" style:font-name="微軟正黑體" fo:font-size="11pt" officeooo:rsid="001a7785" officeooo:paragraph-rsid="001bfb09" style:font-name-asian="微軟正黑體" style:font-size-asian="11pt" style:font-size-complex="11pt"/>
    </style:style>
    <style:style style:name="P70" style:family="paragraph" style:parent-style-name="表格樣式_20_2_20_A">
      <style:paragraph-properties fo:text-align="center" style:justify-single-word="false"/>
      <style:text-properties fo:color="#000000" style:font-name="微軟正黑體" fo:font-size="11pt" officeooo:rsid="001a7785" officeooo:paragraph-rsid="001e08da" style:font-name-asian="微軟正黑體" style:font-size-asian="11pt" style:font-size-complex="11pt"/>
    </style:style>
    <style:style style:name="P71" style:family="paragraph" style:parent-style-name="表格樣式_20_2_20_A">
      <style:paragraph-properties fo:text-align="center" style:justify-single-word="false"/>
      <style:text-properties fo:color="#000000" style:font-name="微軟正黑體" fo:font-size="11pt" officeooo:rsid="001bfb09" officeooo:paragraph-rsid="001bfb09" style:font-name-asian="微軟正黑體" style:font-size-asian="11pt" style:font-size-complex="11pt"/>
    </style:style>
    <style:style style:name="P72" style:family="paragraph" style:parent-style-name="Contents_20_Heading">
      <style:paragraph-properties fo:text-align="center" style:justify-single-word="false"/>
      <style:text-properties fo:font-size="20pt" style:font-size-asian="20pt" style:font-size-complex="20pt"/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Standard">
      <style:paragraph-properties fo:margin-left="0cm" fo:margin-right="0cm" fo:text-indent="1.27cm" style:auto-text-indent="false"/>
      <style:text-properties fo:color="#00000a" style:font-name="微軟正黑體" fo:font-size="11pt" fo:language="en" fo:country="US" officeooo:paragraph-rsid="00085663" style:font-name-asian="微軟正黑體" style:font-size-asian="11pt" style:font-size-complex="11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color="#00000a" style:font-name="微軟正黑體" fo:font-size="11pt" fo:language="en" fo:country="US" officeooo:paragraph-rsid="00085663" style:font-name-asian="微軟正黑體" style:font-size-asian="11pt" style:font-size-complex="11pt"/>
    </style:style>
    <style:style style:name="P76" style:family="paragraph" style:parent-style-name="Standard">
      <style:paragraph-properties fo:text-align="center" style:justify-single-word="false"/>
      <style:text-properties style:font-name="微軟正黑體" fo:font-size="20pt" fo:font-weight="bold" officeooo:rsid="0009648c" officeooo:paragraph-rsid="00225dc9" style:font-name-asian="微軟正黑體" style:font-size-asian="20pt" style:language-asian="zh" style:country-asian="TW" style:font-weight-asian="bold" style:font-size-complex="20pt" style:font-weight-complex="bold"/>
    </style:style>
    <style:style style:name="P77" style:family="paragraph" style:parent-style-name="Heading_20_1" style:list-style-name="">
      <style:text-properties style:font-name="微軟正黑體" fo:font-size="16pt" officeooo:paragraph-rsid="00052e4b" style:font-name-asian="微軟正黑體" style:font-size-asian="16pt" style:font-size-complex="16pt"/>
    </style:style>
    <style:style style:name="P78" style:family="paragraph" style:parent-style-name="Heading_20_1">
      <style:text-properties style:font-name="微軟正黑體" officeooo:rsid="00052e4b" officeooo:paragraph-rsid="00052e4b" style:font-name-asian="微軟正黑體"/>
    </style:style>
    <style:style style:name="P79" style:family="paragraph" style:parent-style-name="Heading_20_1">
      <style:text-properties style:font-name="微軟正黑體" officeooo:rsid="00052e4b" officeooo:paragraph-rsid="0005f3cf" style:font-name-asian="微軟正黑體"/>
    </style:style>
    <style:style style:name="P80" style:family="paragraph" style:parent-style-name="Heading_20_1">
      <style:text-properties style:font-name="微軟正黑體" officeooo:rsid="00083b7c" officeooo:paragraph-rsid="00083b7c" style:font-name-asian="微軟正黑體"/>
    </style:style>
    <style:style style:name="P81" style:family="paragraph" style:parent-style-name="Heading_20_1">
      <style:text-properties style:font-name="微軟正黑體" officeooo:rsid="00085663" officeooo:paragraph-rsid="00085663" style:font-name-asian="微軟正黑體"/>
    </style:style>
    <style:style style:name="P82" style:family="paragraph" style:parent-style-name="Heading_20_1">
      <style:paragraph-properties fo:break-before="page"/>
      <style:text-properties style:font-name="微軟正黑體" officeooo:rsid="00052e4b" officeooo:paragraph-rsid="00052e4b" style:font-name-asian="微軟正黑體"/>
    </style:style>
    <style:style style:name="T1" style:family="text">
      <style:text-properties fo:color="#ff0000"/>
    </style:style>
    <style:style style:name="T2" style:family="text">
      <style:text-properties fo:color="#ff0000" style:font-name-complex="標楷體"/>
    </style:style>
    <style:style style:name="T3" style:family="text">
      <style:text-properties fo:color="#ff0000" style:language-asian="zh" style:country-asian="HK" style:font-name-complex="標楷體"/>
    </style:style>
    <style:style style:name="T4" style:family="text">
      <style:text-properties fo:color="#00000a"/>
    </style:style>
    <style:style style:name="T5" style:family="text">
      <style:text-properties fo:color="#00000a" fo:font-size="11pt" style:font-size-asian="11pt" style:font-size-complex="11pt"/>
    </style:style>
    <style:style style:name="T6" style:family="text">
      <style:text-properties fo:color="#00000a" fo:language="en" fo:country="US"/>
    </style:style>
    <style:style style:name="T7" style:family="text">
      <style:text-properties fo:color="#00000a" fo:language="en" fo:country="US" style:language-asian="zh" style:country-asian="HK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style:font-size-asian="11pt" style:language-asian="zh" style:country-asian="HK" style:font-size-complex="11pt"/>
    </style:style>
    <style:style style:name="T10" style:family="text">
      <style:text-properties fo:font-size="11pt" fo:language="zh" fo:country="TW" style:font-size-asian="11pt" style:font-size-complex="11pt"/>
    </style:style>
    <style:style style:name="T11" style:family="text">
      <style:text-properties style:font-name-complex="標楷體"/>
    </style:style>
    <style:style style:name="T12" style:family="text">
      <style:text-properties fo:font-size="12pt" style:font-size-asian="12pt" style:font-name-complex="標楷體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12pt" style:font-name-complex="Times New Roman1" style:font-size-complex="12pt"/>
    </style:style>
    <style:style style:name="T15" style:family="text">
      <style:text-properties fo:font-size="12pt" style:font-size-asian="12pt" style:language-asian="zh" style:country-asian="HK" style:font-size-complex="12pt"/>
    </style:style>
    <style:style style:name="T16" style:family="text">
      <style:text-properties fo:font-size="12pt" officeooo:rsid="00140b7c" style:font-size-asian="12pt" style:language-asian="zh" style:country-asian="HK" style:font-size-complex="12pt"/>
    </style:style>
    <style:style style:name="T17" style:family="text">
      <style:text-properties fo:font-size="12pt" officeooo:rsid="00139e8c" style:font-size-asian="12pt" style:language-asian="zh" style:country-asian="HK" style:font-size-complex="12pt"/>
    </style:style>
    <style:style style:name="T18" style:family="text">
      <style:text-properties fo:font-size="12pt" style:font-size-asian="12pt" style:language-asian="zh" style:country-asian="TW" style:font-size-complex="12pt"/>
    </style:style>
    <style:style style:name="T19" style:family="text">
      <style:text-properties fo:font-size="12pt" officeooo:rsid="0019c5de" style:font-name-asian="微軟正黑體1" style:font-size-asian="12pt" style:language-asian="zh" style:country-asian="TW" style:font-size-complex="12pt"/>
    </style:style>
    <style:style style:name="T20" style:family="text">
      <style:text-properties fo:font-size="12pt" officeooo:rsid="001a83a0" style:font-name-asian="微軟正黑體1" style:font-size-asian="12pt" style:language-asian="zh" style:country-asian="TW" style:font-size-complex="12pt"/>
    </style:style>
    <style:style style:name="T21" style:family="text">
      <style:text-properties style:language-asian="zh" style:country-asian="HK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language-asian="zh" style:country-asian="TW"/>
    </style:style>
    <style:style style:name="T24" style:family="text">
      <style:text-properties officeooo:rsid="0019c5de" style:language-asian="zh" style:country-asian="TW"/>
    </style:style>
    <style:style style:name="T25" style:family="text">
      <style:text-properties officeooo:rsid="001f06ce" style:language-asian="zh" style:country-asian="TW"/>
    </style:style>
    <style:style style:name="T26" style:family="text">
      <style:text-properties officeooo:rsid="0017a969"/>
    </style:style>
    <style:style style:name="T27" style:family="text">
      <style:text-properties officeooo:rsid="0015c841"/>
    </style:style>
    <style:style style:name="T28" style:family="text">
      <style:text-properties officeooo:rsid="0015c841" style:font-name-asian="微軟正黑體1"/>
    </style:style>
    <style:style style:name="T29" style:family="text">
      <style:text-properties officeooo:rsid="0017a969" style:font-name-asian="微軟正黑體1"/>
    </style:style>
    <style:style style:name="T30" style:family="text">
      <style:text-properties officeooo:rsid="0019c5de" style:font-name-asian="微軟正黑體1" style:language-asian="zh" style:country-asian="TW"/>
    </style:style>
    <style:style style:name="T31" style:family="text">
      <style:text-properties officeooo:rsid="001ac525" style:font-name-asian="微軟正黑體1"/>
    </style:style>
    <style:style style:name="T32" style:family="text">
      <style:text-properties officeooo:rsid="0019c5de"/>
    </style:style>
    <style:style style:name="T33" style:family="text">
      <style:text-properties fo:color="#ed220b" style:text-underline-style="none"/>
    </style:style>
    <style:style style:name="T34" style:family="text">
      <style:text-properties officeooo:rsid="00139e8c"/>
    </style:style>
    <style:style style:name="T35" style:family="text">
      <style:text-properties officeooo:rsid="00159f2f"/>
    </style:style>
    <style:style style:name="T36" style:family="text">
      <style:text-properties officeooo:rsid="00159510"/>
    </style:style>
    <style:style style:name="T37" style:family="text">
      <style:text-properties officeooo:rsid="00225dc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span text:style-name="T37">MyData介接</text:span>內政部戶政司</text:p>
      <text:p text:style-name="P76">個人戶籍資料檔案規格書<text:span text:style-name="T1">(範例文件)</text:span></text:p>
      <text:p text:style-name="P2"/>
      <text:p text:style-name="P2"/>
      <text:p text:style-name="P2"/>
      <text:table-of-content text:style-name="Sect1" text:name="目錄1">
        <text:table-of-content-source text:outline-level="10">
          <text:index-title-template text:style-name="Contents_20_Heading">目錄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錄1_Head">
            <text:p text:style-name="P72">目錄</text:p>
          </text:index-title>
          <text:p text:style-name="P73"><text:a xlink:type="simple" xlink:href="#__RefHeading___Toc211_217059898" text:style-name="Index_20_Link" text:visited-style-name="Index_20_Link"><text:span text:style-name="T22">零、修訂紀錄<text:tab/>2</text:span></text:a></text:p>
          <text:p text:style-name="P73"><text:a xlink:type="simple" xlink:href="#__RefHeading___Toc1830_217059898" text:style-name="Index_20_Link" text:visited-style-name="Index_20_Link"><text:span text:style-name="T22">壹、資料格式範圍<text:tab/>2</text:span></text:a></text:p>
          <text:p text:style-name="P73"><text:a xlink:type="simple" xlink:href="#__RefHeading___Toc1832_217059898" text:style-name="Index_20_Link" text:visited-style-name="Index_20_Link"><text:span text:style-name="T22">貳、資料型態格式說明<text:tab/>2</text:span></text:a></text:p>
          <text:p text:style-name="P73"><text:a xlink:type="simple" xlink:href="#__RefHeading___Toc1834_217059898" text:style-name="Index_20_Link" text:visited-style-name="Index_20_Link"><text:span text:style-name="T22">參、資料格式範例<text:tab/>3</text:span></text:a></text:p>
          <text:p text:style-name="P73"><text:a xlink:type="simple" xlink:href="#__RefHeading___Toc1836_217059898" text:style-name="Index_20_Link" text:visited-style-name="Index_20_Link"><text:span text:style-name="T22">肆、檔案標籤對照說明表<text:tab/>3</text:span></text:a></text:p>
          <text:p text:style-name="P73"><text:a xlink:type="simple" xlink:href="#__RefHeading___Toc1949_217059898" text:style-name="Index_20_Link" text:visited-style-name="Index_20_Link"><text:span text:style-name="T22">伍、檔案樣本<text:tab/>5</text:span></text:a></text:p>
        </text:index-body>
      </text:table-of-content>
      <text:h text:style-name="P77" text:outline-level="1"/>
      <text:h text:style-name="P82" text:outline-level="1"><text:bookmark-start text:name="__RefHeading___Toc211_217059898"/>零、修訂紀錄<text:bookmark-end text:name="__RefHeading___Toc211_217059898"/></text:h>
      <table:table table:name="表格1" table:style-name="表格1">
        <table:table-column table:style-name="表格1.A"/>
        <table:table-column table:style-name="表格1.B"/>
        <table:table-column table:style-name="表格1.C"/>
        <table:table-header-rows>
          <table:table-row table:style-name="表格1.1">
            <table:table-cell table:style-name="表格1.A1" office:value-type="string">
              <text:p text:style-name="P26">版本</text:p>
            </table:table-cell>
            <table:table-cell table:style-name="表格1.B1" office:value-type="string">
              <text:p text:style-name="P26">日期</text:p>
            </table:table-cell>
            <table:table-cell table:style-name="表格1.A1" office:value-type="string">
              <text:p text:style-name="P32">修改摘要<text:bookmark text:name="_GoBack"/></text:p>
            </table:table-cell>
          </table:table-row>
        </table:table-header-rows>
        <table:table-row table:style-name="表格1.2">
          <table:table-cell table:style-name="表格1.A2" office:value-type="string">
            <text:p text:style-name="P42">Version 1.0</text:p>
          </table:table-cell>
          <table:table-cell table:style-name="表格1.B2" office:value-type="string">
            <text:p text:style-name="P47"><text:span text:style-name="T8">108</text:span><text:span text:style-name="T9">年</text:span><text:span text:style-name="T8">6</text:span><text:span text:style-name="T9">月</text:span><text:span text:style-name="T8">2</text:span><text:span text:style-name="T9">5日</text:span></text:p>
          </table:table-cell>
          <table:table-cell table:style-name="表格1.A2" office:value-type="string">
            <text:p text:style-name="P45">初版。</text:p>
          </table:table-cell>
        </table:table-row>
      </table:table>
      <text:p text:style-name="P2"/>
      <text:p text:style-name="P2"/>
      <text:h text:style-name="P78" text:outline-level="1"><text:bookmark-start text:name="__RefHeading___Toc1830_217059898"/>壹、資料格式範圍<text:bookmark-end text:name="__RefHeading___Toc1830_217059898"/></text:h>
      <text:p text:style-name="P3"><text:span text:style-name="T11">檔案內容為JSON 格式，</text:span><text:span text:style-name="T2">分為兩大段落：</text:span><text:span text:style-name="T3">傳輸狀態</text:span><text:span text:style-name="T2">段、資料段。</text:span></text:p>
      <text:p text:style-name="P2"/>
      <text:h text:style-name="P79" text:outline-level="1"><text:bookmark-start text:name="__RefHeading___Toc1832_217059898"/>貳、資料型態格式說明<text:bookmark-end text:name="__RefHeading___Toc1832_217059898"/></text:h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 table:style-name="表格2.1">
            <table:table-cell table:style-name="表格2.A1" office:value-type="string">
              <text:p text:style-name="P27">資料型態</text:p>
            </table:table-cell>
            <table:table-cell table:style-name="表格2.B1" office:value-type="string">
              <text:p text:style-name="P27">符號</text:p>
            </table:table-cell>
            <table:table-cell table:style-name="表格2.A1" office:value-type="string">
              <text:p text:style-name="P33">說明</text:p>
            </table:table-cell>
          </table:table-row>
        </table:table-header-rows>
        <table:table-row table:style-name="表格2.2">
          <table:table-cell table:style-name="表格2.A2" office:value-type="string">
            <text:p text:style-name="P34">文數字</text:p>
            <text:p text:style-name="P54"/>
          </table:table-cell>
          <table:table-cell table:style-name="表格2.B2" office:value-type="string">
            <text:p text:style-name="P55">X</text:p>
          </table:table-cell>
          <table:table-cell table:style-name="表格2.A2" office:value-type="string">
            <text:p text:style-name="P34">1.<text:span text:style-name="T11">包含</text:span>A-z<text:span text:style-name="T11">、</text:span>0-9<text:span text:style-name="T11">、空字串、其它符號等。 </text:span></text:p>
            <text:p text:style-name="P48"><text:span text:style-name="T12">例如：資料格式為文字且長度為</text:span><text:span text:style-name="T13">2</text:span><text:span text:style-name="T12">，則公告之格式表示方式為</text:span><text:span text:style-name="T13">X(2)</text:span><text:span text:style-name="T12">。 </text:span></text:p>
          </table:table-cell>
        </table:table-row>
        <table:table-row table:style-name="表格2.2">
          <table:table-cell table:style-name="表格2.A2" office:value-type="string">
            <text:p text:style-name="P34">數<text:span text:style-name="T21">值</text:span></text:p>
            <text:p text:style-name="P54"/>
          </table:table-cell>
          <table:table-cell table:style-name="表格2.B2" office:value-type="string">
            <text:p text:style-name="P55">9</text:p>
          </table:table-cell>
          <table:table-cell table:style-name="表格2.A2" office:value-type="string">
            <text:p text:style-name="P34">1.<text:span text:style-name="T11">包含</text:span>0-9<text:span text:style-name="T11">、小數點</text:span>(.)<text:span text:style-name="T11">。 </text:span></text:p>
            <text:p text:style-name="P34">2.<text:span text:style-name="T11">若資料格式為整數且長度為</text:span>10<text:span text:style-name="T11">，則格式表示方式為</text:span>9(10)<text:span text:style-name="T11">。 </text:span></text:p>
            <text:p text:style-name="P48"><text:span text:style-name="T13">3. </text:span><text:span text:style-name="T12">若資料格式為整數長度為</text:span><text:span text:style-name="T13">3</text:span><text:span text:style-name="T12">、小數長度為</text:span><text:span text:style-name="T13">2</text:span><text:span text:style-name="T12">，其總長度為</text:span><text:span text:style-name="T13">6</text:span><text:span text:style-name="T12">，則表示方式為</text:span><text:span text:style-name="T13">9(6)</text:span><text:span text:style-name="T12">，並增加說明各個長度</text:span><text:span text:style-name="T13">(</text:span><text:span text:style-name="T12">整數長度</text:span><text:span text:style-name="T13">.</text:span><text:span text:style-name="T12">小數長度</text:span><text:span text:style-name="T13">)</text:span><text:span text:style-name="T12">，如</text:span><text:span text:style-name="T13">(999.99)</text:span><text:span text:style-name="T12">。 </text:span></text:p>
          </table:table-cell>
        </table:table-row>
        <table:table-row table:style-name="表格2.2">
          <table:table-cell table:style-name="表格2.A4" office:value-type="string">
            <text:p text:style-name="P38">日期</text:p>
          </table:table-cell>
          <table:table-cell table:style-name="表格2.B4" office:value-type="string">
            <text:p text:style-name="P64">D</text:p>
          </table:table-cell>
          <table:table-cell table:style-name="表格2.A4" office:value-type="string">
            <text:p text:style-name="P40">1.包含民國年月日或西元年月日。</text:p>
            <text:p text:style-name="P40">2.民國年3碼+月2碼+日2碼，以D(7)表示。</text:p>
            <text:p text:style-name="P40">3.西元年4碼+月2碼+日2碼，以D(8)表示。</text:p>
          </table:table-cell>
        </table:table-row>
        <table:table-row table:style-name="表格2.2">
          <table:table-cell table:style-name="表格2.A5" office:value-type="string">
            <text:p text:style-name="P39">時間或<text:span text:style-name="T34">時戳</text:span></text:p>
          </table:table-cell>
          <table:table-cell table:style-name="表格2.B5" office:value-type="string">
            <text:p text:style-name="P64">T</text:p>
          </table:table-cell>
          <table:table-cell table:style-name="表格2.A5" office:value-type="string">
            <text:p text:style-name="P40">1.包含時間或時戳。</text:p>
            <text:p text:style-name="P40">2.時間，時2碼+分2碼+秒2碼，以T(6)表示。</text:p>
            <text:p text:style-name="P40">3.時戳，民國年3碼+月2碼+日2碼+時2碼+分2碼+秒2碼，以T(13)表示。</text:p>
            <text:p text:style-name="P40"><text:soft-page-break/>4.時戳，西元年4碼+月2碼+日2碼+時2碼+分2碼+秒2碼，以T(14)表示。</text:p>
          </table:table-cell>
        </table:table-row>
        <table:table-row table:style-name="表格2.2">
          <table:table-cell table:style-name="表格2.A5" office:value-type="string">
            <text:p text:style-name="P39">物件</text:p>
          </table:table-cell>
          <table:table-cell table:style-name="表格2.B5" office:value-type="string">
            <text:p text:style-name="P64">O</text:p>
          </table:table-cell>
          <table:table-cell table:style-name="表格2.A5" office:value-type="string">
            <text:p text:style-name="P41">代表包含多個欄位的物件。</text:p>
          </table:table-cell>
        </table:table-row>
      </table:table>
      <text:p text:style-name="P4"/>
      <text:p text:style-name="P2"/>
      <text:h text:style-name="P79" text:outline-level="1"><text:bookmark-start text:name="__RefHeading___Toc1834_217059898"/>參、資料格式範例<text:bookmark-end text:name="__RefHeading___Toc1834_217059898"/></text:h>
      <table:table table:name="表格3" table:style-name="表格3">
        <table:table-column table:style-name="表格3.A"/>
        <table:table-column table:style-name="表格3.B"/>
        <table:table-header-rows>
          <table:table-row table:style-name="表格3.1">
            <table:table-cell table:style-name="表格3.A1" office:value-type="string">
              <text:p text:style-name="P27">資料型態</text:p>
            </table:table-cell>
            <table:table-cell table:style-name="表格3.B1" office:value-type="string">
              <text:p text:style-name="P27">型態說明</text:p>
            </table:table-cell>
          </table:table-row>
        </table:table-header-rows>
        <table:table-row table:style-name="表格3.2">
          <table:table-cell table:style-name="表格3.A2" office:value-type="string">
            <text:p text:style-name="P56">文數字</text:p>
          </table:table-cell>
          <table:table-cell table:style-name="表格3.B2" office:value-type="string">
            <text:p text:style-name="P34">資料無需左靠，位數不足長度者，不用補空白。 </text:p>
            <text:p text:style-name="P48"><text:span text:style-name="T13">範例：</text:span><text:span text:style-name="T14">"</text:span><text:span text:style-name="T5">H123456789</text:span><text:span text:style-name="T14">"。</text:span></text:p>
          </table:table-cell>
        </table:table-row>
        <table:table-row table:style-name="表格3.2">
          <table:table-cell table:style-name="表格3.A2" office:value-type="string">
            <text:p text:style-name="P56">數值</text:p>
          </table:table-cell>
          <table:table-cell table:style-name="表格3.B2" office:value-type="string">
            <text:p text:style-name="P34">資料無需右靠，資料位數不足長度者，不用補零。 </text:p>
            <text:p text:style-name="P34">範例：1<text:span text:style-name="T35">23</text:span> 。</text:p>
          </table:table-cell>
        </table:table-row>
        <table:table-row table:style-name="表格3.2">
          <table:table-cell table:style-name="表格3.A4" office:value-type="string">
            <text:p text:style-name="P63">日期</text:p>
          </table:table-cell>
          <table:table-cell table:style-name="表格3.B4" office:value-type="string">
            <text:p text:style-name="P58"><text:span text:style-name="T13">民國年月日，資料</text:span><text:span text:style-name="T15">共</text:span><text:span text:style-name="T13">7</text:span><text:span text:style-name="T15">碼，不足須補零</text:span><text:span text:style-name="T13">yyyMMdd。</text:span></text:p>
            <text:p text:style-name="P37">範例："0630101"。</text:p>
            <text:p text:style-name="P62"><text:span text:style-name="T13">西元年月日，資料</text:span><text:span text:style-name="T15">共</text:span><text:span text:style-name="T16">8</text:span><text:span text:style-name="T15">碼，不足須補零</text:span><text:span text:style-name="T13">yyyyMMdd。</text:span></text:p>
            <text:p text:style-name="P37">範例："19740101"。</text:p>
          </table:table-cell>
        </table:table-row>
        <table:table-row table:style-name="表格3.2">
          <table:table-cell table:style-name="表格3.A4" office:value-type="string">
            <text:p text:style-name="P35">時間或<text:span text:style-name="T34">時戳</text:span></text:p>
          </table:table-cell>
          <table:table-cell table:style-name="表格3.B4" office:value-type="string">
            <text:p text:style-name="P58">時間，資料共<text:span text:style-name="T36">6碼，不足須補零 hhmmss。</text:span></text:p>
            <text:p text:style-name="P59">範例："<text:span text:style-name="T36">142030"。</text:span></text:p>
            <text:p text:style-name="P60">民國年時<text:span text:style-name="T17">戳</text:span>，資料共<text:span text:style-name="T35">13碼，不足須補零 yyyMMddHHmmss。</text:span></text:p>
            <text:p text:style-name="P60">範例："<text:span text:style-name="T35">0630101142030"</text:span></text:p>
            <text:p text:style-name="P60">西元年時<text:span text:style-name="T17">戳</text:span>，資料共<text:span text:style-name="T35">14碼，不足須補零 yyyyMMddHHmmss。</text:span></text:p>
            <text:p text:style-name="P60">範例："1974<text:span text:style-name="T35">0101142030"</text:span></text:p>
          </table:table-cell>
        </table:table-row>
        <table:table-row table:style-name="表格3.2">
          <table:table-cell table:style-name="表格3.A6" office:value-type="string">
            <text:p text:style-name="P36">物件</text:p>
          </table:table-cell>
          <table:table-cell table:style-name="表格3.B6" office:value-type="string">
            <text:p text:style-name="P61">依實際物件定義來表述。</text:p>
          </table:table-cell>
        </table:table-row>
      </table:table>
      <text:p text:style-name="P4"/>
      <text:h text:style-name="P80" text:outline-level="1"><text:bookmark-start text:name="__RefHeading___Toc1836_217059898"/><text:soft-page-break/>肆、檔案標籤對照說明表<text:bookmark-end text:name="__RefHeading___Toc1836_217059898"/></text:h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A"/>
        <table:table-column table:style-name="表格4.G"/>
        <table:table-column table:style-name="表格4.H"/>
        <table:table-header-rows>
          <table:table-row table:style-name="表格4.1">
            <table:table-cell table:style-name="表格4.A1" office:value-type="string">
              <text:p text:style-name="P30">No.</text:p>
            </table:table-cell>
            <table:table-cell table:style-name="表格4.B1" office:value-type="string">
              <text:p text:style-name="P28">欄位鍵值</text:p>
            </table:table-cell>
            <table:table-cell table:style-name="表格4.B1" office:value-type="string">
              <text:p text:style-name="P11">欄位名稱</text:p>
            </table:table-cell>
            <table:table-cell table:style-name="表格4.B1" office:value-type="string">
              <text:p text:style-name="P29">資料</text:p>
              <text:p text:style-name="P31">格式</text:p>
            </table:table-cell>
            <table:table-cell table:style-name="表格4.B1" office:value-type="string">
              <text:p text:style-name="P28">唯一值</text:p>
            </table:table-cell>
            <table:table-cell table:style-name="表格4.B1" office:value-type="string">
              <text:p text:style-name="P28">可為空值</text:p>
            </table:table-cell>
            <table:table-cell table:style-name="表格4.B1" office:value-type="string">
              <text:p text:style-name="P28">預設值</text:p>
            </table:table-cell>
            <table:table-cell table:style-name="表格4.B1" office:value-type="string">
              <text:p text:style-name="P28">欄位說明</text:p>
            </table:table-cell>
          </table:table-row>
        </table:table-header-rows>
        <table:table-row table:style-name="表格4.2">
          <table:table-cell table:style-name="表格4.A2" office:value-type="string">
            <text:p text:style-name="P46">1</text:p>
          </table:table-cell>
          <table:table-cell table:style-name="表格4.B2" office:value-type="string">
            <text:p text:style-name="P43">httpCode</text:p>
          </table:table-cell>
          <table:table-cell table:style-name="表格4.C2" office:value-type="string">
            <text:p text:style-name="P49"><text:span text:style-name="T8">http</text:span><text:span text:style-name="T10">狀態碼</text:span></text:p>
          </table:table-cell>
          <table:table-cell table:style-name="表格4.B2" office:value-type="string">
            <text:p text:style-name="P65">X(3)</text:p>
          </table:table-cell>
          <table:table-cell table:style-name="表格4.B2" office:value-type="string">
            <text:p text:style-name="P44">N</text:p>
          </table:table-cell>
          <table:table-cell table:style-name="表格4.B2" office:value-type="string">
            <text:p text:style-name="P44">N</text:p>
          </table:table-cell>
          <table:table-cell table:style-name="表格4.B2" office:value-type="string">
            <text:p text:style-name="P44">200</text:p>
          </table:table-cell>
          <table:table-cell table:style-name="表格4.H2" office:value-type="string">
            <text:p text:style-name="P12"/>
          </table:table-cell>
        </table:table-row>
        <table:table-row table:style-name="表格4.3">
          <table:table-cell table:style-name="表格4.A3" office:value-type="string">
            <text:p text:style-name="P46">2</text:p>
          </table:table-cell>
          <table:table-cell table:style-name="表格4.B3" office:value-type="string">
            <text:p text:style-name="P43">httpMessage</text:p>
          </table:table-cell>
          <table:table-cell table:style-name="表格4.C3" office:value-type="string">
            <text:p text:style-name="P49"><text:span text:style-name="T8">http</text:span><text:span text:style-name="T10">狀態碼說明</text:span></text:p>
          </table:table-cell>
          <table:table-cell table:style-name="表格4.B3" office:value-type="string">
            <text:p text:style-name="P65">X(50)</text:p>
          </table:table-cell>
          <table:table-cell table:style-name="表格4.B3" office:value-type="string">
            <text:p text:style-name="P44">N</text:p>
          </table:table-cell>
          <table:table-cell table:style-name="表格4.B3" office:value-type="string">
            <text:p text:style-name="P44">Y</text:p>
          </table:table-cell>
          <table:table-cell table:style-name="表格4.B3" office:value-type="string">
            <text:p text:style-name="P11"/>
          </table:table-cell>
          <table:table-cell table:style-name="表格4.H3" office:value-type="string">
            <text:p text:style-name="P12"/>
          </table:table-cell>
        </table:table-row>
        <table:table-row table:style-name="表格4.3">
          <table:table-cell table:style-name="表格4.A4" office:value-type="string">
            <text:p text:style-name="P46">3</text:p>
          </table:table-cell>
          <table:table-cell table:style-name="表格4.B4" office:value-type="string">
            <text:p text:style-name="P43">rdCode</text:p>
          </table:table-cell>
          <table:table-cell table:style-name="表格4.C4" office:value-type="string">
            <text:p text:style-name="P43">內政部連結應用系統回應碼</text:p>
          </table:table-cell>
          <table:table-cell table:style-name="表格4.B4" office:value-type="string">
            <text:p text:style-name="P65">X(6)</text:p>
          </table:table-cell>
          <table:table-cell table:style-name="表格4.B4" office:value-type="string">
            <text:p text:style-name="P44">N</text:p>
          </table:table-cell>
          <table:table-cell table:style-name="表格4.B4" office:value-type="string">
            <text:p text:style-name="P44">N</text:p>
          </table:table-cell>
          <table:table-cell table:style-name="表格4.B4" office:value-type="string">
            <text:p text:style-name="P11"/>
          </table:table-cell>
          <table:table-cell table:style-name="表格4.H4" office:value-type="string">
            <text:p text:style-name="P22">須為"RS7009"</text:p>
          </table:table-cell>
        </table:table-row>
        <table:table-row table:style-name="表格4.5">
          <table:table-cell table:style-name="表格4.A3" office:value-type="string">
            <text:p text:style-name="P46">4</text:p>
          </table:table-cell>
          <table:table-cell table:style-name="表格4.B3" office:value-type="string">
            <text:p text:style-name="P43">rdMessage</text:p>
          </table:table-cell>
          <table:table-cell table:style-name="表格4.C5" office:value-type="string">
            <text:p text:style-name="P12">內政部連結應用系統回應訊<text:span text:style-name="T21">息</text:span></text:p>
          </table:table-cell>
          <table:table-cell table:style-name="表格4.B3" office:value-type="string">
            <text:p text:style-name="P65">X(50)</text:p>
          </table:table-cell>
          <table:table-cell table:style-name="表格4.B3" office:value-type="string">
            <text:p text:style-name="P44">N</text:p>
          </table:table-cell>
          <table:table-cell table:style-name="表格4.B3" office:value-type="string">
            <text:p text:style-name="P44">Y</text:p>
          </table:table-cell>
          <table:table-cell table:style-name="表格4.B3" office:value-type="string">
            <text:p text:style-name="P11"/>
          </table:table-cell>
          <table:table-cell table:style-name="表格4.H5" office:value-type="string">
            <text:p text:style-name="P12"/>
          </table:table-cell>
        </table:table-row>
        <table:table-row table:style-name="表格4.6">
          <table:table-cell table:style-name="表格4.A4" office:value-type="string">
            <text:p text:style-name="P46">5</text:p>
          </table:table-cell>
          <table:table-cell table:style-name="表格4.B4" office:value-type="string">
            <text:p text:style-name="P43">personHouseholdData12</text:p>
          </table:table-cell>
          <table:table-cell table:style-name="表格4.B4" office:value-type="string">
            <text:p text:style-name="P13">個人戶籍資料</text:p>
          </table:table-cell>
          <table:table-cell table:style-name="表格4.B4" office:value-type="string">
            <text:p text:style-name="P66">O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/>
          </table:table-cell>
          <table:table-cell table:style-name="表格4.H6" office:value-type="string">
            <text:p text:style-name="P7">由<text:span text:style-name="T26">No.</text:span>6-39組成之物件</text:p>
          </table:table-cell>
        </table:table-row>
        <table:table-row table:style-name="表格4.3">
          <table:table-cell table:style-name="表格4.A3" office:value-type="string">
            <text:p text:style-name="P6">6</text:p>
          </table:table-cell>
          <table:table-cell table:style-name="表格4.B3" office:value-type="string">
            <text:p text:style-name="P12">person_id</text:p>
          </table:table-cell>
          <table:table-cell table:style-name="表格4.B3" office:value-type="string">
            <text:p text:style-name="P12">統號</text:p>
          </table:table-cell>
          <table:table-cell table:style-name="表格4.B3" office:value-type="string">
            <text:p text:style-name="P65">X(10)</text:p>
          </table:table-cell>
          <table:table-cell table:style-name="表格4.B3" office:value-type="string">
            <text:p text:style-name="P11">Y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/>
          </table:table-cell>
          <table:table-cell table:style-name="表格4.B3" office:value-type="string">
            <text:p text:style-name="P9">文數字，<text:span text:style-name="T33">確認 person_id 須與該用戶的身分證字號相符合</text:span></text:p>
          </table:table-cell>
        </table:table-row>
        <table:table-row table:style-name="表格4.5">
          <table:table-cell table:style-name="表格4.A4" office:value-type="string">
            <text:p text:style-name="P6">7</text:p>
          </table:table-cell>
          <table:table-cell table:style-name="表格4.B4" office:value-type="string">
            <text:p text:style-name="P12">person_name</text:p>
          </table:table-cell>
          <table:table-cell table:style-name="表格4.B4" office:value-type="string">
            <text:p text:style-name="P12">姓名</text:p>
          </table:table-cell>
          <table:table-cell table:style-name="表格4.B4" office:value-type="string">
            <text:p text:style-name="P65">X(20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/>
          </table:table-cell>
          <table:table-cell table:style-name="表格4.H8" office:value-type="string">
            <text:p text:style-name="P15">全形中英文字</text:p>
          </table:table-cell>
        </table:table-row>
        <table:table-row table:style-name="表格4.5">
          <table:table-cell table:style-name="表格4.A3" office:value-type="string">
            <text:p text:style-name="P6">8</text:p>
          </table:table-cell>
          <table:table-cell table:style-name="表格4.B3" office:value-type="string">
            <text:p text:style-name="P12">birth_yyymmdd</text:p>
          </table:table-cell>
          <table:table-cell table:style-name="表格4.B3" office:value-type="string">
            <text:p text:style-name="P12">出生日期</text:p>
          </table:table-cell>
          <table:table-cell table:style-name="表格4.B3" office:value-type="string">
            <text:p text:style-name="P67">D(7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/>
          </table:table-cell>
          <table:table-cell table:style-name="表格4.H9" office:value-type="string">
            <text:p text:style-name="P57"><text:span text:style-name="T15">民國年</text:span><text:span text:style-name="T18">(</text:span><text:span text:style-name="T15">yyymmdd</text:span><text:span text:style-name="T18">)</text:span></text:p>
          </table:table-cell>
        </table:table-row>
        <table:table-row table:style-name="表格4.5">
          <table:table-cell table:style-name="表格4.A4" office:value-type="string">
            <text:p text:style-name="P6">9</text:p>
          </table:table-cell>
          <table:table-cell table:style-name="表格4.B4" office:value-type="string">
            <text:p text:style-name="P12">birth_order_sex</text:p>
          </table:table-cell>
          <table:table-cell table:style-name="表格4.B4" office:value-type="string">
            <text:p text:style-name="P12">出生別</text:p>
          </table:table-cell>
          <table:table-cell table:style-name="表格4.B4" office:value-type="string">
            <text:p text:style-name="P65">X(2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/>
          </table:table-cell>
          <table:table-cell table:style-name="表格4.H10" office:value-type="string">
            <text:p text:style-name="P15">全形中英文字</text:p>
          </table:table-cell>
        </table:table-row>
        <table:table-row table:style-name="表格4.5">
          <table:table-cell table:style-name="表格4.A3" office:value-type="string">
            <text:p text:style-name="P6">10</text:p>
          </table:table-cell>
          <table:table-cell table:style-name="表格4.B3" office:value-type="string">
            <text:p text:style-name="P12">education_mark</text:p>
          </table:table-cell>
          <table:table-cell table:style-name="表格4.B3" office:value-type="string">
            <text:p text:style-name="P12">教育程度註記</text:p>
          </table:table-cell>
          <table:table-cell table:style-name="表格4.B3" office:value-type="string">
            <text:p text:style-name="P65">X(2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Y</text:p>
          </table:table-cell>
          <table:table-cell table:style-name="表格4.B3" office:value-type="string">
            <text:p text:style-name="P11"/>
          </table:table-cell>
          <table:table-cell table:style-name="表格4.H11" office:value-type="string">
            <text:p text:style-name="P15">全形中英文字</text:p>
          </table:table-cell>
        </table:table-row>
        <table:table-row table:style-name="表格4.12">
          <table:table-cell table:style-name="表格4.A4" office:value-type="string">
            <text:p text:style-name="P6">11</text:p>
          </table:table-cell>
          <table:table-cell table:style-name="表格4.B4" office:value-type="string">
            <text:p text:style-name="P12">birth_place_code</text:p>
          </table:table-cell>
          <table:table-cell table:style-name="表格4.B4" office:value-type="string">
            <text:p text:style-name="P12">出生地</text:p>
          </table:table-cell>
          <table:table-cell table:style-name="表格4.B4" office:value-type="string">
            <text:p text:style-name="P68">X(<text:span text:style-name="T25">3</text:span>0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/>
          </table:table-cell>
          <table:table-cell table:style-name="表格4.H12" office:value-type="string">
            <text:p text:style-name="P15">全形中英文字</text:p>
          </table:table-cell>
        </table:table-row>
        <table:table-row table:style-name="表格4.5">
          <table:table-cell table:style-name="表格4.A3" office:value-type="string">
            <text:p text:style-name="P6">12</text:p>
          </table:table-cell>
          <table:table-cell table:style-name="表格4.B3" office:value-type="string">
            <text:p text:style-name="P12">military_code</text:p>
          </table:table-cell>
          <table:table-cell table:style-name="表格4.B3" office:value-type="string">
            <text:p text:style-name="P12">役別</text:p>
          </table:table-cell>
          <table:table-cell table:style-name="表格4.B3" office:value-type="string">
            <text:p text:style-name="P68">X(20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/>
          </table:table-cell>
          <table:table-cell table:style-name="表格4.H13" office:value-type="string">
            <text:p text:style-name="P15">全形中英文字</text:p>
          </table:table-cell>
        </table:table-row>
        <table:table-row table:style-name="表格4.5">
          <table:table-cell table:style-name="表格4.A4" office:value-type="string">
            <text:p text:style-name="P6">13</text:p>
          </table:table-cell>
          <table:table-cell table:style-name="表格4.B4" office:value-type="string">
            <text:p text:style-name="P12">marriage_code</text:p>
          </table:table-cell>
          <table:table-cell table:style-name="表格4.B4" office:value-type="string">
            <text:p text:style-name="P12">婚姻狀況</text:p>
          </table:table-cell>
          <table:table-cell table:style-name="表格4.B4" office:value-type="string">
            <text:p text:style-name="P68">X(1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Y</text:p>
          </table:table-cell>
          <table:table-cell table:style-name="表格4.B4" office:value-type="string">
            <text:p text:style-name="P11"/>
          </table:table-cell>
          <table:table-cell table:style-name="表格4.H14" office:value-type="string">
            <text:p text:style-name="P19"><text:span text:style-name="T23">有偶</text:span><text:span text:style-name="T30">："1 "</text:span></text:p>
            <text:p text:style-name="P14"><text:span text:style-name="T23">無偶</text:span><text:span text:style-name="T24">："2 "</text:span></text:p>
            <text:p text:style-name="P10">離婚<text:span text:style-name="T32">："3 "</text:span></text:p>
          </table:table-cell>
        </table:table-row>
        <table:table-row table:style-name="表格4.5">
          <table:table-cell table:style-name="表格4.A3" office:value-type="string">
            <text:p text:style-name="P6">14</text:p>
          </table:table-cell>
          <table:table-cell table:style-name="表格4.B3" office:value-type="string">
            <text:p text:style-name="P12">spouse_name</text:p>
          </table:table-cell>
          <table:table-cell table:style-name="表格4.B3" office:value-type="string">
            <text:p text:style-name="P12">配偶姓名</text:p>
          </table:table-cell>
          <table:table-cell table:style-name="表格4.B3" office:value-type="string">
            <text:p text:style-name="P68">X(20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Y</text:p>
          </table:table-cell>
          <table:table-cell table:style-name="表格4.B3" office:value-type="string">
            <text:p text:style-name="P11"/>
          </table:table-cell>
          <table:table-cell table:style-name="表格4.H15" office:value-type="string">
            <text:p text:style-name="P16">全形中英文字</text:p>
          </table:table-cell>
        </table:table-row>
        <text:soft-page-break/>
        <table:table-row table:style-name="表格4.5">
          <table:table-cell table:style-name="表格4.A4" office:value-type="string">
            <text:p text:style-name="P6">15</text:p>
          </table:table-cell>
          <table:table-cell table:style-name="表格4.B4" office:value-type="string">
            <text:p text:style-name="P12">father</text:p>
          </table:table-cell>
          <table:table-cell table:style-name="表格4.B4" office:value-type="string">
            <text:p text:style-name="P12">父親姓名</text:p>
          </table:table-cell>
          <table:table-cell table:style-name="表格4.B4" office:value-type="string">
            <text:p text:style-name="P68">X(20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Y</text:p>
          </table:table-cell>
          <table:table-cell table:style-name="表格4.B4" office:value-type="string">
            <text:p text:style-name="P11"/>
          </table:table-cell>
          <table:table-cell table:style-name="表格4.H16" office:value-type="string">
            <text:p text:style-name="P16">全形中英文字</text:p>
          </table:table-cell>
        </table:table-row>
        <table:table-row table:style-name="表格4.5">
          <table:table-cell table:style-name="表格4.A3" office:value-type="string">
            <text:p text:style-name="P6">16</text:p>
          </table:table-cell>
          <table:table-cell table:style-name="表格4.B3" office:value-type="string">
            <text:p text:style-name="P12">mother</text:p>
          </table:table-cell>
          <table:table-cell table:style-name="表格4.B3" office:value-type="string">
            <text:p text:style-name="P12">母親姓名</text:p>
          </table:table-cell>
          <table:table-cell table:style-name="表格4.B3" office:value-type="string">
            <text:p text:style-name="P69">X(20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Y</text:p>
          </table:table-cell>
          <table:table-cell table:style-name="表格4.B3" office:value-type="string">
            <text:p text:style-name="P11"/>
          </table:table-cell>
          <table:table-cell table:style-name="表格4.H17" office:value-type="string">
            <text:p text:style-name="P16">全形中英文字</text:p>
          </table:table-cell>
        </table:table-row>
        <table:table-row table:style-name="表格4.5">
          <table:table-cell table:style-name="表格4.A4" office:value-type="string">
            <text:p text:style-name="P6">17</text:p>
          </table:table-cell>
          <table:table-cell table:style-name="表格4.B4" office:value-type="string">
            <text:p text:style-name="P12">foster_parent_mark</text:p>
          </table:table-cell>
          <table:table-cell table:style-name="表格4.B4" office:value-type="string">
            <text:p text:style-name="P12">養父母註記</text:p>
          </table:table-cell>
          <table:table-cell table:style-name="表格4.B4" office:value-type="string">
            <text:p text:style-name="P69">X(20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/>
          </table:table-cell>
          <table:table-cell table:style-name="表格4.H18" office:value-type="string">
            <text:p text:style-name="P8"><text:span text:style-name="T27">全形中英文字,區分為</text:span><text:span text:style-name="T28">「</text:span>無養父母<text:span text:style-name="T29">」、「</text:span>有養父母<text:span text:style-name="T29">」</text:span></text:p>
          </table:table-cell>
        </table:table-row>
        <table:table-row table:style-name="表格4.5">
          <table:table-cell table:style-name="表格4.A3" office:value-type="string">
            <text:p text:style-name="P6">18</text:p>
          </table:table-cell>
          <table:table-cell table:style-name="表格4.B3" office:value-type="string">
            <text:p text:style-name="P12">foster_father</text:p>
          </table:table-cell>
          <table:table-cell table:style-name="表格4.B3" office:value-type="string">
            <text:p text:style-name="P12">養父姓名</text:p>
          </table:table-cell>
          <table:table-cell table:style-name="表格4.B3" office:value-type="string">
            <text:p text:style-name="P69">X(20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Y</text:p>
          </table:table-cell>
          <table:table-cell table:style-name="表格4.B3" office:value-type="string">
            <text:p text:style-name="P11"/>
          </table:table-cell>
          <table:table-cell table:style-name="表格4.H19" office:value-type="string">
            <text:p text:style-name="P16">全形中英文字</text:p>
          </table:table-cell>
        </table:table-row>
        <table:table-row table:style-name="表格4.5">
          <table:table-cell table:style-name="表格4.A4" office:value-type="string">
            <text:p text:style-name="P6">19</text:p>
          </table:table-cell>
          <table:table-cell table:style-name="表格4.B4" office:value-type="string">
            <text:p text:style-name="P12">foster_mother</text:p>
          </table:table-cell>
          <table:table-cell table:style-name="表格4.B4" office:value-type="string">
            <text:p text:style-name="P12">養母姓名</text:p>
          </table:table-cell>
          <table:table-cell table:style-name="表格4.B4" office:value-type="string">
            <text:p text:style-name="P69">X(20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Y</text:p>
          </table:table-cell>
          <table:table-cell table:style-name="表格4.B4" office:value-type="string">
            <text:p text:style-name="P11"/>
          </table:table-cell>
          <table:table-cell table:style-name="表格4.H20" office:value-type="string">
            <text:p text:style-name="P16">全形中英文字</text:p>
          </table:table-cell>
        </table:table-row>
        <table:table-row table:style-name="表格4.5">
          <table:table-cell table:style-name="表格4.A3" office:value-type="string">
            <text:p text:style-name="P6">20</text:p>
          </table:table-cell>
          <table:table-cell table:style-name="表格4.B3" office:value-type="string">
            <text:p text:style-name="P12">householdAddress</text:p>
          </table:table-cell>
          <table:table-cell table:style-name="表格4.B3" office:value-type="string">
            <text:p text:style-name="P12">戶籍地址</text:p>
          </table:table-cell>
          <table:table-cell table:style-name="表格4.B3" office:value-type="string">
            <text:p text:style-name="P71">O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/>
          </table:table-cell>
          <table:table-cell table:style-name="表格4.H21" office:value-type="string">
            <text:p text:style-name="P7">由<text:span text:style-name="T26">No.</text:span>21-25組成之物件</text:p>
          </table:table-cell>
        </table:table-row>
        <table:table-row table:style-name="表格4.5">
          <table:table-cell table:style-name="表格4.A4" office:value-type="string">
            <text:p text:style-name="P6">21</text:p>
          </table:table-cell>
          <table:table-cell table:style-name="表格4.B4" office:value-type="string">
            <text:p text:style-name="P12">neighbor</text:p>
          </table:table-cell>
          <table:table-cell table:style-name="表格4.B4" office:value-type="string">
            <text:p text:style-name="P12">鄰號</text:p>
          </table:table-cell>
          <table:table-cell table:style-name="表格4.B4" office:value-type="string">
            <text:p text:style-name="P65">9(3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/>
          </table:table-cell>
          <table:table-cell table:style-name="表格4.H22" office:value-type="string">
            <text:p text:style-name="P5">數值</text:p>
          </table:table-cell>
        </table:table-row>
        <table:table-row table:style-name="表格4.5">
          <table:table-cell table:style-name="表格4.A3" office:value-type="string">
            <text:p text:style-name="P6">22</text:p>
          </table:table-cell>
          <table:table-cell table:style-name="表格4.B3" office:value-type="string">
            <text:p text:style-name="P12">neighbor_char </text:p>
          </table:table-cell>
          <table:table-cell table:style-name="表格4.B3" office:value-type="string">
            <text:p text:style-name="P12">鄰</text:p>
          </table:table-cell>
          <table:table-cell table:style-name="表格4.B3" office:value-type="string">
            <text:p text:style-name="P69">X(20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/>
          </table:table-cell>
          <table:table-cell table:style-name="表格4.H23" office:value-type="string">
            <text:p text:style-name="P17">全形中英文字</text:p>
          </table:table-cell>
        </table:table-row>
        <table:table-row table:style-name="表格4.5">
          <table:table-cell table:style-name="表格4.A4" office:value-type="string">
            <text:p text:style-name="P6">23</text:p>
          </table:table-cell>
          <table:table-cell table:style-name="表格4.B4" office:value-type="string">
            <text:p text:style-name="P12">street_doorplate </text:p>
          </table:table-cell>
          <table:table-cell table:style-name="表格4.B4" office:value-type="string">
            <text:p text:style-name="P12">街道門牌號碼</text:p>
          </table:table-cell>
          <table:table-cell table:style-name="表格4.B4" office:value-type="string">
            <text:p text:style-name="P69">X(20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/>
          </table:table-cell>
          <table:table-cell table:style-name="表格4.H24" office:value-type="string">
            <text:p text:style-name="P17">全形中英文字</text:p>
          </table:table-cell>
        </table:table-row>
        <table:table-row table:style-name="表格4.5">
          <table:table-cell table:style-name="表格4.A3" office:value-type="string">
            <text:p text:style-name="P6">24</text:p>
          </table:table-cell>
          <table:table-cell table:style-name="表格4.B3" office:value-type="string">
            <text:p text:style-name="P12">village</text:p>
          </table:table-cell>
          <table:table-cell table:style-name="表格4.B3" office:value-type="string">
            <text:p text:style-name="P12">鄉里</text:p>
          </table:table-cell>
          <table:table-cell table:style-name="表格4.B3" office:value-type="string">
            <text:p text:style-name="P69">X(20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/>
          </table:table-cell>
          <table:table-cell table:style-name="表格4.H25" office:value-type="string">
            <text:p text:style-name="P17">全形中英文字</text:p>
          </table:table-cell>
        </table:table-row>
        <table:table-row table:style-name="表格4.5">
          <table:table-cell table:style-name="表格4.A4" office:value-type="string">
            <text:p text:style-name="P6">25</text:p>
          </table:table-cell>
          <table:table-cell table:style-name="表格4.B4" office:value-type="string">
            <text:p text:style-name="P12">from_site_id </text:p>
          </table:table-cell>
          <table:table-cell table:style-name="表格4.B4" office:value-type="string">
            <text:p text:style-name="P12">縣市區</text:p>
          </table:table-cell>
          <table:table-cell table:style-name="表格4.B4" office:value-type="string">
            <text:p text:style-name="P69">X(20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/>
          </table:table-cell>
          <table:table-cell table:style-name="表格4.H26" office:value-type="string">
            <text:p text:style-name="P17">全形中英文字</text:p>
          </table:table-cell>
        </table:table-row>
        <table:table-row table:style-name="表格4.5">
          <table:table-cell table:style-name="表格4.A3" office:value-type="string">
            <text:p text:style-name="P6">26</text:p>
          </table:table-cell>
          <table:table-cell table:style-name="表格4.B3" office:value-type="string">
            <text:p text:style-name="P12">personal_mark</text:p>
          </table:table-cell>
          <table:table-cell table:style-name="表格4.B3" office:value-type="string">
            <text:p text:style-name="P12">個人註記</text:p>
          </table:table-cell>
          <table:table-cell table:style-name="表格4.B3" office:value-type="string">
            <text:p text:style-name="P69">X(20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Y</text:p>
          </table:table-cell>
          <table:table-cell table:style-name="表格4.B3" office:value-type="string">
            <text:p text:style-name="P11"/>
          </table:table-cell>
          <table:table-cell table:style-name="表格4.H27" office:value-type="string">
            <text:p text:style-name="P17">全形中英文字</text:p>
          </table:table-cell>
        </table:table-row>
        <table:table-row table:style-name="表格4.6">
          <table:table-cell table:style-name="表格4.A4" office:value-type="string">
            <text:p text:style-name="P6">27</text:p>
          </table:table-cell>
          <table:table-cell table:style-name="表格4.B4" office:value-type="string">
            <text:p text:style-name="P12">move_in_yyymmdd</text:p>
          </table:table-cell>
          <table:table-cell table:style-name="表格4.B4" office:value-type="string">
            <text:p text:style-name="P12">遷入日期</text:p>
          </table:table-cell>
          <table:table-cell table:style-name="表格4.B4" office:value-type="string">
            <text:p text:style-name="P71">D(7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/>
          </table:table-cell>
          <table:table-cell table:style-name="表格4.H28" office:value-type="string">
            <text:p text:style-name="P50"><text:span text:style-name="T15">民國年</text:span><text:span text:style-name="T18">(</text:span><text:span text:style-name="T15">yyymmdd</text:span><text:span text:style-name="T18">)</text:span></text:p>
          </table:table-cell>
        </table:table-row>
        <table:table-row table:style-name="表格4.5">
          <table:table-cell table:style-name="表格4.A3" office:value-type="string">
            <text:p text:style-name="P6">28</text:p>
          </table:table-cell>
          <table:table-cell table:style-name="表格4.B3" office:value-type="string">
            <text:p text:style-name="P12">household_head_id</text:p>
          </table:table-cell>
          <table:table-cell table:style-name="表格4.B3" office:value-type="string">
            <text:p text:style-name="P12">戶長統號</text:p>
          </table:table-cell>
          <table:table-cell table:style-name="表格4.B3" office:value-type="string">
            <text:p text:style-name="P69">X(20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/>
          </table:table-cell>
          <table:table-cell table:style-name="表格4.H29" office:value-type="string">
            <text:p text:style-name="P9">文數字</text:p>
          </table:table-cell>
        </table:table-row>
        <table:table-row table:style-name="表格4.30">
          <table:table-cell table:style-name="表格4.A4" office:value-type="string">
            <text:p text:style-name="P6">29</text:p>
          </table:table-cell>
          <table:table-cell table:style-name="表格4.B4" office:value-type="string">
            <text:p text:style-name="P12">household_id</text:p>
          </table:table-cell>
          <table:table-cell table:style-name="表格4.B4" office:value-type="string">
            <text:p text:style-name="P12">戶號</text:p>
          </table:table-cell>
          <table:table-cell table:style-name="表格4.B4" office:value-type="string">
            <text:p text:style-name="P69">X(20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/>
          </table:table-cell>
          <table:table-cell table:style-name="表格4.H30" office:value-type="string">
            <text:p text:style-name="P5">文數字</text:p>
          </table:table-cell>
        </table:table-row>
        <table:table-row table:style-name="表格4.5">
          <table:table-cell table:style-name="表格4.A3" office:value-type="string">
            <text:p text:style-name="P6">30</text:p>
          </table:table-cell>
          <table:table-cell table:style-name="表格4.B3" office:value-type="string">
            <text:p text:style-name="P12">living_style_code</text:p>
          </table:table-cell>
          <table:table-cell table:style-name="表格4.B3" office:value-type="string">
            <text:p text:style-name="P12">原住民身分</text:p>
          </table:table-cell>
          <table:table-cell table:style-name="表格4.B3" office:value-type="string">
            <text:p text:style-name="P69">X(20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Y</text:p>
          </table:table-cell>
          <table:table-cell table:style-name="表格4.B3" office:value-type="string">
            <text:p text:style-name="P11"/>
          </table:table-cell>
          <table:table-cell table:style-name="表格4.H31" office:value-type="string">
            <text:p text:style-name="P10"><text:span text:style-name="T27">全形中英文字,區分為</text:span><text:span text:style-name="T28">「有</text:span><text:span text:style-name="T29">」</text:span><text:span text:style-name="T31">、</text:span><text:span text:style-name="T29">「無」</text:span></text:p>
          </table:table-cell>
        </table:table-row>
        <table:table-row table:style-name="表格4.5">
          <table:table-cell table:style-name="表格4.A4" office:value-type="string">
            <text:p text:style-name="P6">31</text:p>
          </table:table-cell>
          <table:table-cell table:style-name="表格4.B4" office:value-type="string">
            <text:p text:style-name="P12">living_race_type</text:p>
          </table:table-cell>
          <table:table-cell table:style-name="表格4.B4" office:value-type="string">
            <text:p text:style-name="P12">原住民族別</text:p>
          </table:table-cell>
          <table:table-cell table:style-name="表格4.B4" office:value-type="string">
            <text:p text:style-name="P69">X(20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Y</text:p>
          </table:table-cell>
          <table:table-cell table:style-name="表格4.B4" office:value-type="string">
            <text:p text:style-name="P11"/>
          </table:table-cell>
          <table:table-cell table:style-name="表格4.H32" office:value-type="string">
            <text:p text:style-name="P17">全形中英文字</text:p>
          </table:table-cell>
        </table:table-row>
        <table:table-row table:style-name="表格4.6">
          <table:table-cell table:style-name="表格4.A3" office:value-type="string">
            <text:p text:style-name="P6">32</text:p>
          </table:table-cell>
          <table:table-cell table:style-name="表格4.B3" office:value-type="string">
            <text:p text:style-name="P12">special_inci_code</text:p>
          </table:table-cell>
          <table:table-cell table:style-name="表格4.B3" office:value-type="string">
            <text:p text:style-name="P12">特殊記事</text:p>
          </table:table-cell>
          <table:table-cell table:style-name="表格4.B3" office:value-type="string">
            <text:p text:style-name="P69">X(20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Y</text:p>
          </table:table-cell>
          <table:table-cell table:style-name="表格4.B3" office:value-type="string">
            <text:p text:style-name="P11"/>
          </table:table-cell>
          <table:table-cell table:style-name="表格4.H33" office:value-type="string">
            <text:p text:style-name="P17">全形中英文字</text:p>
          </table:table-cell>
        </table:table-row>
        <table:table-row table:style-name="表格4.5">
          <table:table-cell table:style-name="表格4.A4" office:value-type="string">
            <text:p text:style-name="P6">33</text:p>
          </table:table-cell>
          <table:table-cell table:style-name="表格4.B4" office:value-type="string">
            <text:p text:style-name="P12">incident_yyymmdd</text:p>
          </table:table-cell>
          <table:table-cell table:style-name="表格4.B4" office:value-type="string">
            <text:p text:style-name="P12">特殊記事日期</text:p>
          </table:table-cell>
          <table:table-cell table:style-name="表格4.B4" office:value-type="string">
            <text:p text:style-name="P69">X(20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Y</text:p>
          </table:table-cell>
          <table:table-cell table:style-name="表格4.B4" office:value-type="string">
            <text:p text:style-name="P11"/>
          </table:table-cell>
          <table:table-cell table:style-name="表格4.H34" office:value-type="string">
            <text:p text:style-name="P51"><text:span text:style-name="T15">民國年</text:span><text:soft-page-break/><text:span text:style-name="T18">(</text:span><text:span text:style-name="T15">yyymmdd</text:span><text:span text:style-name="T18">)，</text:span></text:p>
            <text:p text:style-name="P51"><text:span text:style-name="T18">可為全０或</text:span><text:span text:style-name="T19">"</text:span><text:span text:style-name="T20">N/A</text:span><text:span text:style-name="T19">"</text:span></text:p>
          </table:table-cell>
        </table:table-row>
        <table:table-row table:style-name="表格4.5">
          <table:table-cell table:style-name="表格4.A3" office:value-type="string">
            <text:p text:style-name="P6">34</text:p>
          </table:table-cell>
          <table:table-cell table:style-name="表格4.B3" office:value-type="string">
            <text:p text:style-name="P12">id_card_apply_yyymmdd</text:p>
          </table:table-cell>
          <table:table-cell table:style-name="表格4.B3" office:value-type="string">
            <text:p text:style-name="P12">領補換日期</text:p>
          </table:table-cell>
          <table:table-cell table:style-name="表格4.B3" office:value-type="string">
            <text:p text:style-name="P69">X(20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Y</text:p>
          </table:table-cell>
          <table:table-cell table:style-name="表格4.B3" office:value-type="string">
            <text:p text:style-name="P11"/>
          </table:table-cell>
          <table:table-cell table:style-name="表格4.H35" office:value-type="string">
            <text:p text:style-name="P52"><text:span text:style-name="T15">民國年</text:span><text:span text:style-name="T18">(</text:span><text:span text:style-name="T15">yyymmdd</text:span><text:span text:style-name="T18">)，</text:span></text:p>
            <text:p text:style-name="P52"><text:span text:style-name="T18">可為全０或</text:span><text:span text:style-name="T19">"</text:span><text:span text:style-name="T20">N/A</text:span><text:span text:style-name="T19">"</text:span></text:p>
          </table:table-cell>
        </table:table-row>
        <table:table-row table:style-name="表格4.5">
          <table:table-cell table:style-name="表格4.A4" office:value-type="string">
            <text:p text:style-name="P6">35</text:p>
          </table:table-cell>
          <table:table-cell table:style-name="表格4.B4" office:value-type="string">
            <text:p text:style-name="P12">id_card_apply_code</text:p>
          </table:table-cell>
          <table:table-cell table:style-name="表格4.B4" office:value-type="string">
            <text:p text:style-name="P12">身分證領補換</text:p>
          </table:table-cell>
          <table:table-cell table:style-name="表格4.B4" office:value-type="string">
            <text:p text:style-name="P69">X(20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Y</text:p>
          </table:table-cell>
          <table:table-cell table:style-name="表格4.B4" office:value-type="string">
            <text:p text:style-name="P11"/>
          </table:table-cell>
          <table:table-cell table:style-name="表格4.H36" office:value-type="string">
            <text:p text:style-name="P18">全形中英文字</text:p>
          </table:table-cell>
        </table:table-row>
        <table:table-row table:style-name="表格4.5">
          <table:table-cell table:style-name="表格4.A3" office:value-type="string">
            <text:p text:style-name="P6">36</text:p>
          </table:table-cell>
          <table:table-cell table:style-name="表格4.B3" office:value-type="string">
            <text:p text:style-name="P12">special_mark</text:p>
          </table:table-cell>
          <table:table-cell table:style-name="表格4.B3" office:value-type="string">
            <text:p text:style-name="P12">特殊註記</text:p>
          </table:table-cell>
          <table:table-cell table:style-name="表格4.B3" office:value-type="string">
            <text:p text:style-name="P69">X(20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Y</text:p>
          </table:table-cell>
          <table:table-cell table:style-name="表格4.B3" office:value-type="string">
            <text:p text:style-name="P11"/>
          </table:table-cell>
          <table:table-cell table:style-name="表格4.H37" office:value-type="string">
            <text:p text:style-name="P18">全形中英文字</text:p>
          </table:table-cell>
        </table:table-row>
        <table:table-row table:style-name="表格4.5">
          <table:table-cell table:style-name="表格4.A4" office:value-type="string">
            <text:p text:style-name="P6">37</text:p>
          </table:table-cell>
          <table:table-cell table:style-name="表格4.B4" office:value-type="string">
            <text:p text:style-name="P12">seal_apply_yyymmdd</text:p>
          </table:table-cell>
          <table:table-cell table:style-name="表格4.B4" office:value-type="string">
            <text:p text:style-name="P12">印登日期</text:p>
          </table:table-cell>
          <table:table-cell table:style-name="表格4.B4" office:value-type="string">
            <text:p text:style-name="P69">X(20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Y</text:p>
          </table:table-cell>
          <table:table-cell table:style-name="表格4.B4" office:value-type="string">
            <text:p text:style-name="P11"/>
          </table:table-cell>
          <table:table-cell table:style-name="表格4.H38" office:value-type="string">
            <text:p text:style-name="P53"><text:span text:style-name="T15">民國年</text:span><text:span text:style-name="T18">(</text:span><text:span text:style-name="T15">yyymmdd</text:span><text:span text:style-name="T18">)，</text:span></text:p>
            <text:p text:style-name="P53"><text:span text:style-name="T18">可為全０或</text:span><text:span text:style-name="T19">"</text:span><text:span text:style-name="T20">N/A</text:span><text:span text:style-name="T19">"</text:span></text:p>
          </table:table-cell>
        </table:table-row>
        <table:table-row table:style-name="表格4.5">
          <table:table-cell table:style-name="表格4.A3" office:value-type="string">
            <text:p text:style-name="P6">38</text:p>
          </table:table-cell>
          <table:table-cell table:style-name="表格4.B3" office:value-type="string">
            <text:p text:style-name="P12">seal_apply_code</text:p>
          </table:table-cell>
          <table:table-cell table:style-name="表格4.B3" office:value-type="string">
            <text:p text:style-name="P12">印登</text:p>
          </table:table-cell>
          <table:table-cell table:style-name="表格4.B3" office:value-type="string">
            <text:p text:style-name="P69">X(20)</text:p>
          </table:table-cell>
          <table:table-cell table:style-name="表格4.B3" office:value-type="string">
            <text:p text:style-name="P11">N</text:p>
          </table:table-cell>
          <table:table-cell table:style-name="表格4.B3" office:value-type="string">
            <text:p text:style-name="P11">Y</text:p>
          </table:table-cell>
          <table:table-cell table:style-name="表格4.B3" office:value-type="string">
            <text:p text:style-name="P11"/>
          </table:table-cell>
          <table:table-cell table:style-name="表格4.H39" office:value-type="string">
            <text:p text:style-name="P20">全形中英文字</text:p>
          </table:table-cell>
        </table:table-row>
        <table:table-row table:style-name="表格4.5">
          <table:table-cell table:style-name="表格4.A4" office:value-type="string">
            <text:p text:style-name="P6">39</text:p>
          </table:table-cell>
          <table:table-cell table:style-name="表格4.B4" office:value-type="string">
            <text:p text:style-name="P12">query_note</text:p>
          </table:table-cell>
          <table:table-cell table:style-name="表格4.B4" office:value-type="string">
            <text:p text:style-name="P12">查詢提示</text:p>
          </table:table-cell>
          <table:table-cell table:style-name="表格4.B4" office:value-type="string">
            <text:p text:style-name="P70">X(20)</text:p>
          </table:table-cell>
          <table:table-cell table:style-name="表格4.B4" office:value-type="string">
            <text:p text:style-name="P11">N</text:p>
          </table:table-cell>
          <table:table-cell table:style-name="表格4.B4" office:value-type="string">
            <text:p text:style-name="P11">Y</text:p>
          </table:table-cell>
          <table:table-cell table:style-name="表格4.B4" office:value-type="string">
            <text:p text:style-name="P11"/>
          </table:table-cell>
          <table:table-cell table:style-name="表格4.H40" office:value-type="string">
            <text:p text:style-name="P18">全形中英文字</text:p>
          </table:table-cell>
        </table:table-row>
      </table:table>
      <text:h text:style-name="P81" text:outline-level="1"><text:bookmark-start text:name="__RefHeading___Toc1949_217059898"/>伍、檔案樣本<text:bookmark-end text:name="__RefHeading___Toc1949_217059898"/></text:h>
      <text:p text:style-name="P24">{</text:p>
      <text:p text:style-name="P24"><text:s text:c="4"/>"httpCode": "200",</text:p>
      <text:p text:style-name="P24"><text:s text:c="4"/>"httpMessage": "OK",</text:p>
      <text:p text:style-name="P24"><text:s text:c="4"/>"rdCode": "RS7009",</text:p>
      <text:p text:style-name="P21"><text:span text:style-name="T6"><text:s text:c="4"/>"rdMessage": "</text:span><text:span text:style-name="T4">查詢作業完成</text:span><text:span text:style-name="T6">",</text:span></text:p>
      <text:p text:style-name="P24"><text:s text:c="4"/>"responseData": {</text:p>
      <text:p text:style-name="P24"><text:s text:c="8"/>"personHouseholdData12": {</text:p>
      <text:p text:style-name="P24"><text:s text:c="12"/>"person_id": "H123456789",</text:p>
      <text:p text:style-name="P21"><text:span text:style-name="T6"><text:s text:c="12"/>"person_name": "</text:span><text:span text:style-name="T7">王小</text:span><text:span text:style-name="T4">明</text:span><text:span text:style-name="T6">",</text:span></text:p>
      <text:p text:style-name="P24"><text:s text:c="12"/>"birth_yyymmdd": 0600101,</text:p>
      <text:p text:style-name="P21"><text:span text:style-name="T6"><text:s text:c="12"/>"birth_order_sex": "</text:span><text:span text:style-name="T4">次男</text:span><text:span text:style-name="T6">",</text:span></text:p>
      <text:p text:style-name="P21"><text:span text:style-name="T6"><text:s text:c="12"/>"education_mark": "</text:span><text:span text:style-name="T4">大學畢業</text:span><text:span text:style-name="T6">",</text:span></text:p>
      <text:p text:style-name="P21"><text:span text:style-name="T6"><text:s text:c="12"/>"birth_place_code": "</text:span><text:span text:style-name="T4">臺灣省桃園縣</text:span><text:span text:style-name="T6">",</text:span></text:p>
      <text:p text:style-name="P21"><text:span text:style-name="T6"><text:s text:c="12"/>"military_code": "</text:span><text:span text:style-name="T4">國兵除役</text:span><text:span text:style-name="T6">",</text:span></text:p>
      <text:p text:style-name="P21"><text:soft-page-break/><text:span text:style-name="T6"><text:s text:c="12"/>"marriage_code": "</text:span><text:span text:style-name="T4">1</text:span><text:span text:style-name="T6">",</text:span></text:p>
      <text:p text:style-name="P21"><text:span text:style-name="T6"><text:s text:c="12"/>"spouse_name": "</text:span><text:span text:style-name="T4">李小花</text:span><text:span text:style-name="T6">",</text:span></text:p>
      <text:p text:style-name="P21"><text:span text:style-name="T6"><text:s text:c="12"/>"father_name": "</text:span><text:span text:style-name="T7">王大明</text:span><text:span text:style-name="T6">",</text:span></text:p>
      <text:p text:style-name="P21"><text:span text:style-name="T6"><text:s text:c="12"/>"mother_name": "</text:span><text:span text:style-name="T7">林明明</text:span><text:span text:style-name="T6">",</text:span></text:p>
      <text:p text:style-name="P21"><text:span text:style-name="T6"><text:s text:c="12"/>"foster_parent_mark": "</text:span><text:span text:style-name="T4">無養父母</text:span><text:span text:style-name="T6">",</text:span></text:p>
      <text:p text:style-name="P24"><text:s text:c="12"/>"foster_father_name": "",</text:p>
      <text:p text:style-name="P74"><text:tab/>"foster_mother_name": "",</text:p>
      <text:p text:style-name="P74"><text:tab/>"householdAddress": {</text:p>
      <text:p text:style-name="P24"><text:s text:c="16"/>"neighbor": 1,</text:p>
      <text:p text:style-name="P21"><text:span text:style-name="T6"><text:s text:c="16"/>"neighbor_char": "</text:span><text:span text:style-name="T4">鄰</text:span><text:span text:style-name="T6">",</text:span></text:p>
      <text:p text:style-name="P21"><text:span text:style-name="T6"><text:s text:c="16"/>"street_doorplate": "</text:span><text:span text:style-name="T4">中正北路</text:span><text:span text:style-name="T6">XX</text:span><text:span text:style-name="T4">巷</text:span><text:span text:style-name="T6">XX</text:span><text:span text:style-name="T4">號</text:span><text:span text:style-name="T6">",</text:span></text:p>
      <text:p text:style-name="P21"><text:span text:style-name="T6"><text:s text:c="16"/>"village": "</text:span><text:span text:style-name="T4">宏竹里</text:span><text:span text:style-name="T6">",</text:span></text:p>
      <text:p text:style-name="P21"><text:span text:style-name="T6"><text:s text:c="16"/>"from_site_id": "</text:span><text:span text:style-name="T4">桃園市蘆竹區</text:span><text:span text:style-name="T6">"</text:span></text:p>
      <text:p text:style-name="P24"><text:s text:c="12"/>},</text:p>
      <text:p text:style-name="P21"><text:span text:style-name="T6"><text:s text:c="12"/>"personal_mark": "</text:span><text:span text:style-name="T4">現住人口</text:span><text:span text:style-name="T6">",</text:span></text:p>
      <text:p text:style-name="P24"><text:s text:c="12"/>"move_in_yyymmdd": 0970101,</text:p>
      <text:p text:style-name="P24"><text:s text:c="12"/>"household_head_id": "H123456789",</text:p>
      <text:p text:style-name="P24"><text:s text:c="12"/>"household_id": "N/A"</text:p>
      <text:p text:style-name="P21"><text:span text:style-name="T6"><text:s text:c="12"/>"living_style_code": "</text:span><text:span text:style-name="T4">無</text:span><text:span text:style-name="T6">",</text:span></text:p>
      <text:p text:style-name="P24"><text:s text:c="12"/>"living_race_type": "",</text:p>
      <text:p text:style-name="P24"><text:s text:c="12"/>"special_inci_code": "",</text:p>
      <text:p text:style-name="P24"><text:s text:c="12"/>"incident_yyymmdd": "",</text:p>
      <text:p text:style-name="P24"><text:s text:c="12"/>"id_card_apply_yyymmdd": "N/A",</text:p>
      <text:p text:style-name="P21"><text:span text:style-name="T6"><text:s text:c="12"/>"id_card_apply_code": "</text:span><text:span text:style-name="T4">換證</text:span><text:span text:style-name="T6">",</text:span></text:p>
      <text:p text:style-name="P21"><text:span text:style-name="T6"><text:s text:c="12"/>"special_mark": "</text:span><text:span text:style-name="T4">非特殊人口</text:span><text:span text:style-name="T6">",</text:span></text:p>
      <text:p text:style-name="P21"><text:span text:style-name="T6"><text:s text:c="12"/>"seal_apply_code": "</text:span><text:span text:style-name="T4">未登記印鑑</text:span><text:span text:style-name="T6">",</text:span></text:p>
      <text:p text:style-name="P24"><text:s text:c="12"/>"seal_apply_yyymmdd": "0000000", <text:s text:c="10"/></text:p>
      <text:p text:style-name="P75"><text:tab/><text:tab/>"query_note": ""</text:p>
      <text:p text:style-name="P24"><text:s text:c="8"/>}</text:p>
      <text:p text:style-name="P24"><text:s text:c="4"/>}</text:p>
      <text:p text:style-name="P23">}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微軟正黑體1" svg:font-family="微軟正黑體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表格樣式_20_1_20_A" style:display-name="表格樣式 1 A" style:family="paragraph" style:default-outline-level="">
      <style:paragraph-properties fo:text-align="start" style:justify-single-word="false" fo:orphans="2" fo:widows="2" style:writing-mode="lr-tb"/>
      <style:text-properties fo:color="#000000" style:font-name="Arial Unicode MS" fo:font-family="'Arial Unicode MS'" style:font-family-generic="roman" style:font-pitch="variable" style:text-underline-style="non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表格樣式_20_2_20_A" style:display-name="表格樣式 2 A" style:family="paragraph" style:default-outline-level="">
      <style:paragraph-properties fo:text-align="start" style:justify-single-word="false" fo:orphans="2" fo:widows="2" style:writing-mode="lr-tb"/>
      <style:text-properties fo:color="#000000" style:text-underline-style="non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0" fo:widows="0" fo:padding="0cm" fo:border="none" style:writing-mode="lr-tb"/>
      <style:text-properties fo:color="#000000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6M34S</meta:editing-duration>
    <meta:editing-cycles>33</meta:editing-cycles>
    <meta:generator>NDC_ODF_Application_Tools/1.0.3$Windows_x86 LibreOffice_project/8ad3e16aadc5e73175a2d44b1abec8638aa18880</meta:generator>
    <dc:date>2019-06-28T11:53:00.460000000</dc:date>
    <meta:document-statistic meta:table-count="4" meta:image-count="0" meta:object-count="0" meta:page-count="7" meta:paragraph-count="401" meta:word-count="1551" meta:character-count="3737" meta:non-whitespace-character-count="3210"/>
    <meta:user-defined meta:name="Info 1"/>
    <meta:user-defined meta:name="Info 2"/>
    <meta:user-defined meta:name="Info 3"/>
    <meta:user-defined meta:name="Info 4"/>
  </office:meta>
</office:document-meta>
</file>